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e02d2" officeooo:paragraph-rsid="000e02d2"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0e02d2" officeooo:paragraph-rsid="00267da4"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e02d2" officeooo:paragraph-rsid="00751f8c"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e02d2" officeooo:paragraph-rsid="00e53328"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e02d2" officeooo:paragraph-rsid="00ea9e4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e02d2" officeooo:paragraph-rsid="00ff43f2"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e02d2" officeooo:paragraph-rsid="0101132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e02d2" officeooo:paragraph-rsid="0109c78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e02d2" officeooo:paragraph-rsid="010a8bd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e02d2" officeooo:paragraph-rsid="0118357b"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7dbd60" officeooo:paragraph-rsid="000e02d2"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baef2f" officeooo:paragraph-rsid="00baef2f"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baef2f" officeooo:paragraph-rsid="00fa3c7a"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baef2f" officeooo:paragraph-rsid="0101132d"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baef2f" officeooo:paragraph-rsid="0109c78d"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baef2f" officeooo:paragraph-rsid="010a8bd1"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baef2f" officeooo:paragraph-rsid="0118357b"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ad637e" officeooo:paragraph-rsid="00ad637e"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ad637e" officeooo:paragraph-rsid="00e53328"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ad637e" officeooo:paragraph-rsid="00ea9e42"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ad637e" officeooo:paragraph-rsid="010a8bd1"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ad637e" officeooo:paragraph-rsid="0118357b"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0f4ab3" officeooo:paragraph-rsid="000f4ab3"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15a2d3" officeooo:paragraph-rsid="0015a2d3"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1869f6" officeooo:paragraph-rsid="001869f6"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197c9e" officeooo:paragraph-rsid="00197c9e"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1e9895" officeooo:paragraph-rsid="001e9895"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22d5cb" officeooo:paragraph-rsid="0022d5cb"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265961" officeooo:paragraph-rsid="00265961"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28d315" officeooo:paragraph-rsid="0028d315"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340197" officeooo:paragraph-rsid="00340197"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3c8842" officeooo:paragraph-rsid="003c8842"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4717ee" officeooo:paragraph-rsid="004717ee"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4a7240" officeooo:paragraph-rsid="004a7240"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552e99" officeooo:paragraph-rsid="00552e99"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55e36f" officeooo:paragraph-rsid="0055e36f"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5eabd7" officeooo:paragraph-rsid="005eabd7"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649118" officeooo:paragraph-rsid="00649118"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699d31" officeooo:paragraph-rsid="00699d31"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normal" officeooo:rsid="000e02d2" officeooo:paragraph-rsid="000e02d2"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0f4ab3" officeooo:paragraph-rsid="000f4ab3"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153027" officeooo:paragraph-rsid="00153027"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15a2d3" officeooo:paragraph-rsid="00172cbc"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1869f6" officeooo:paragraph-rsid="001869f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197c9e" officeooo:paragraph-rsid="00197c9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1e9895" officeooo:paragraph-rsid="001e9895"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22d5cb" officeooo:paragraph-rsid="0022d5cb"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24ba11" officeooo:paragraph-rsid="00253d01"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265961" officeooo:paragraph-rsid="00265961"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28d315" officeooo:paragraph-rsid="00265961"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28d315" officeooo:paragraph-rsid="0028d315"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28d315" officeooo:paragraph-rsid="0035abb1"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28d315" officeooo:paragraph-rsid="003fe89a"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2f19d9" officeooo:paragraph-rsid="002f19d9"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340197" officeooo:paragraph-rsid="00340197"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3c8842" officeooo:paragraph-rsid="003c8842"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4717ee" officeooo:paragraph-rsid="004717ee"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4717ee" officeooo:paragraph-rsid="004af3ae"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4a7240" officeooo:paragraph-rsid="004717ee"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4a7240" officeooo:paragraph-rsid="004a7240"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4a7240" officeooo:paragraph-rsid="0054c574"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552e99" officeooo:paragraph-rsid="00552e99"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552e99" officeooo:paragraph-rsid="005eabd7"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5671df" officeooo:paragraph-rsid="005671df"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5dccdb" officeooo:paragraph-rsid="005dccdb"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604248" officeooo:paragraph-rsid="00604248"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649118" officeooo:paragraph-rsid="00655c5f"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649118" officeooo:paragraph-rsid="006a19d6"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649118" officeooo:paragraph-rsid="007113c3"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675fab" officeooo:paragraph-rsid="00675fab"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54ffa7" officeooo:paragraph-rsid="004a7240"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ddc87c" officeooo:paragraph-rsid="008d7104"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ad637e" officeooo:paragraph-rsid="00ad637e"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ad637e" officeooo:paragraph-rsid="00ff43f2"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ad637e" officeooo:paragraph-rsid="01030d03"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ad637e" officeooo:paragraph-rsid="010a8bd1"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ad637e" officeooo:paragraph-rsid="0118357b"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ba0cf2" officeooo:paragraph-rsid="00ba0cf2"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ba0cf2" officeooo:paragraph-rsid="00e53328"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ba0cf2" officeooo:paragraph-rsid="0109c78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ba0cf2" officeooo:paragraph-rsid="010a8bd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ba0cf2" officeooo:paragraph-rsid="0118357b"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c39d62" officeooo:paragraph-rsid="00c4712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c39d62" officeooo:paragraph-rsid="0101132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c39d62" officeooo:paragraph-rsid="0109c78d"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c39d62" officeooo:paragraph-rsid="010a8bd1"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c39d62" officeooo:paragraph-rsid="0118357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e98729" officeooo:paragraph-rsid="00e98729"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e98729" officeooo:paragraph-rsid="00ea9e42"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e98729" officeooo:paragraph-rsid="010a8bd1"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b5c094" officeooo:paragraph-rsid="00ff43f2"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b5c094" officeooo:paragraph-rsid="010a8bd1"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b5c094" officeooo:paragraph-rsid="0118357b"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b5c094" officeooo:paragraph-rsid="00ad637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fbb8dc" officeooo:paragraph-rsid="0118357b"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10af4a5" officeooo:paragraph-rsid="010af4a5"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a9ac4" officeooo:paragraph-rsid="011affc1"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8pt" fo:font-weight="bold" officeooo:rsid="000e02d2" officeooo:paragraph-rsid="000e02d2" style:font-size-asian="18pt" style:font-weight-asian="bold" style:font-size-complex="18pt" style:font-weight-complex="bold"/>
    </style:style>
    <style:style style:name="P99" style:family="paragraph" style:parent-style-name="Standard">
      <style:paragraph-properties fo:text-align="start" style:justify-single-word="false"/>
      <style:text-properties fo:font-size="18pt" fo:font-weight="bold" officeooo:rsid="000e02d2" officeooo:paragraph-rsid="00751f8c" style:font-size-asian="18pt" style:font-weight-asian="bold" style:font-size-complex="18pt" style:font-weight-complex="bold"/>
    </style:style>
    <style:style style:name="P100" style:family="paragraph" style:parent-style-name="Standard">
      <style:paragraph-properties fo:text-align="start" style:justify-single-word="false"/>
      <style:text-properties fo:font-size="18pt" fo:font-weight="bold" officeooo:rsid="008d7104" officeooo:paragraph-rsid="008d7104" style:font-size-asian="15.75pt" style:font-weight-asian="bold" style:font-size-complex="18pt" style:font-weight-complex="bold"/>
    </style:style>
    <style:style style:name="P101" style:family="paragraph" style:parent-style-name="Standard">
      <style:paragraph-properties fo:text-align="start" style:justify-single-word="false"/>
      <style:text-properties fo:font-size="18pt" fo:font-weight="bold" officeooo:rsid="008d7104" officeooo:paragraph-rsid="010a8bd1" style:font-size-asian="15.75pt" style:font-weight-asian="bold" style:font-size-complex="18pt" style:font-weight-complex="bold"/>
    </style:style>
    <style:style style:name="P102" style:family="paragraph" style:parent-style-name="Standard">
      <style:paragraph-properties fo:text-align="center" style:justify-single-word="false"/>
      <style:text-properties fo:font-size="20pt" fo:font-weight="bold" officeooo:rsid="000e02d2" officeooo:paragraph-rsid="007dbd60" style:font-size-asian="20pt" style:font-weight-asian="bold" style:font-size-complex="20pt" style:font-weight-complex="bold"/>
    </style:style>
    <style:style style:name="P103" style:family="paragraph" style:parent-style-name="Standard">
      <style:paragraph-properties fo:text-align="center" style:justify-single-word="false"/>
      <style:text-properties fo:font-size="20pt" fo:font-weight="bold" officeooo:rsid="000e02d2" officeooo:paragraph-rsid="00c96853" style:font-size-asian="20pt" style:font-weight-asian="bold" style:font-size-complex="20pt" style:font-weight-complex="bold"/>
    </style:style>
    <style:style style:name="P104" style:family="paragraph" style:parent-style-name="Standard">
      <style:paragraph-properties fo:text-align="center" style:justify-single-word="false"/>
      <style:text-properties fo:font-size="22pt" fo:font-weight="bold" officeooo:rsid="000e02d2" officeooo:paragraph-rsid="000e02d2" style:font-size-asian="22pt" style:font-weight-asian="bold" style:font-size-complex="22pt" style:font-weight-complex="bold"/>
    </style:style>
    <style:style style:name="P105" style:family="paragraph" style:parent-style-name="Standard">
      <style:paragraph-properties fo:text-align="center" style:justify-single-word="false"/>
      <style:text-properties fo:font-size="22pt" fo:font-weight="bold" officeooo:rsid="000e02d2" officeooo:paragraph-rsid="007dbd60" style:font-size-asian="22pt" style:font-weight-asian="bold" style:font-size-complex="22pt" style:font-weight-complex="bold"/>
    </style:style>
    <style:style style:name="P106" style:family="paragraph" style:parent-style-name="Standard">
      <style:paragraph-properties fo:text-align="center" style:justify-single-word="false"/>
      <style:text-properties fo:font-size="28pt" fo:font-weight="bold" officeooo:rsid="000e02d2" officeooo:paragraph-rsid="007dbd60" style:font-size-asian="28pt" style:font-weight-asian="bold" style:font-size-complex="28pt" style:font-weight-complex="bold"/>
    </style:style>
    <style:style style:name="P107" style:family="paragraph" style:parent-style-name="Standard">
      <style:paragraph-properties fo:text-align="center" style:justify-single-word="false"/>
      <style:text-properties fo:font-size="24pt" fo:font-weight="bold" officeooo:rsid="000e02d2" officeooo:paragraph-rsid="00878b9b" style:font-size-asian="24pt" style:font-weight-asian="bold" style:font-size-complex="24pt" style:font-weight-complex="bold"/>
    </style:style>
    <style:style style:name="P108" style:family="paragraph" style:parent-style-name="Standard">
      <style:paragraph-properties fo:text-align="start" style:justify-single-word="false"/>
      <style:text-properties fo:font-size="16pt" fo:font-weight="normal" officeooo:rsid="00adf08a" officeooo:paragraph-rsid="00751f8c" style:font-size-asian="14pt" style:font-weight-asian="normal" style:font-size-complex="16pt" style:font-weight-complex="normal"/>
    </style:style>
    <style:style style:name="P109" style:family="paragraph" style:parent-style-name="Standard" style:list-style-name="L1">
      <style:paragraph-properties fo:text-align="start" style:justify-single-word="false"/>
      <style:text-properties fo:font-size="12pt" fo:font-weight="normal" officeooo:rsid="002f19d9" officeooo:paragraph-rsid="002f19d9" style:font-size-asian="12pt" style:font-weight-asian="normal" style:font-size-complex="12pt" style:font-weight-complex="normal"/>
    </style:style>
    <style:style style:name="P110" style:family="paragraph" style:parent-style-name="Standard" style:list-style-name="L1">
      <style:paragraph-properties fo:text-align="start" style:justify-single-word="false"/>
      <style:text-properties fo:font-size="12pt" fo:font-weight="normal" officeooo:rsid="002f19d9" officeooo:paragraph-rsid="003010bb" style:font-size-asian="12pt" style:font-weight-asian="normal" style:font-size-complex="12pt" style:font-weight-complex="normal"/>
    </style:style>
    <style:style style:name="P111" style:family="paragraph" style:parent-style-name="Standard" style:list-style-name="L2">
      <style:paragraph-properties fo:text-align="start" style:justify-single-word="false"/>
      <style:text-properties fo:font-size="12pt" fo:font-weight="normal" officeooo:rsid="002f19d9" officeooo:paragraph-rsid="00348bee" style:font-size-asian="12pt" style:font-weight-asian="normal" style:font-size-complex="12pt" style:font-weight-complex="normal"/>
    </style:style>
    <style:style style:name="P112" style:family="paragraph" style:parent-style-name="Standard" style:list-style-name="L3">
      <style:paragraph-properties fo:text-align="start" style:justify-single-word="false"/>
      <style:text-properties fo:font-size="12pt" fo:font-weight="normal" officeooo:rsid="002f19d9" officeooo:paragraph-rsid="003fe89a" style:font-size-asian="12pt" style:font-weight-asian="normal" style:font-size-complex="12pt" style:font-weight-complex="normal"/>
    </style:style>
    <style:style style:name="P113" style:family="paragraph" style:parent-style-name="Standard" style:list-style-name="L3">
      <style:paragraph-properties fo:text-align="start" style:justify-single-word="false"/>
      <style:text-properties fo:font-size="12pt" fo:font-weight="normal" officeooo:rsid="002f19d9" officeooo:paragraph-rsid="004c3414" style:font-size-asian="12pt" style:font-weight-asian="normal" style:font-size-complex="12pt" style:font-weight-complex="normal"/>
    </style:style>
    <style:style style:name="P114" style:family="paragraph" style:parent-style-name="Standard" style:list-style-name="L1">
      <style:paragraph-properties fo:text-align="start" style:justify-single-word="false"/>
      <style:text-properties fo:font-size="12pt" fo:font-weight="normal" officeooo:rsid="003010bb" officeooo:paragraph-rsid="003010bb" style:font-size-asian="12pt" style:font-weight-asian="normal" style:font-size-complex="12pt" style:font-weight-complex="normal"/>
    </style:style>
    <style:style style:name="P115" style:family="paragraph" style:parent-style-name="Standard" style:list-style-name="L2">
      <style:paragraph-properties fo:text-align="start" style:justify-single-word="false"/>
      <style:text-properties fo:font-size="12pt" fo:font-weight="normal" officeooo:rsid="003010bb" officeooo:paragraph-rsid="00348bee" style:font-size-asian="12pt" style:font-weight-asian="normal" style:font-size-complex="12pt" style:font-weight-complex="normal"/>
    </style:style>
    <style:style style:name="P116" style:family="paragraph" style:parent-style-name="Standard" style:list-style-name="L3">
      <style:paragraph-properties fo:text-align="start" style:justify-single-word="false"/>
      <style:text-properties fo:font-size="12pt" fo:font-weight="normal" officeooo:rsid="003010bb" officeooo:paragraph-rsid="003fe89a" style:font-size-asian="12pt" style:font-weight-asian="normal" style:font-size-complex="12pt" style:font-weight-complex="normal"/>
    </style:style>
    <style:style style:name="P117" style:family="paragraph" style:parent-style-name="Standard" style:list-style-name="L3">
      <style:paragraph-properties fo:text-align="start" style:justify-single-word="false"/>
      <style:text-properties fo:font-size="12pt" fo:font-weight="normal" officeooo:rsid="003010bb" officeooo:paragraph-rsid="004c3414" style:font-size-asian="12pt" style:font-weight-asian="normal" style:font-size-complex="12pt" style:font-weight-complex="normal"/>
    </style:style>
    <style:style style:name="P118" style:family="paragraph" style:parent-style-name="Standard" style:list-style-name="L2">
      <style:paragraph-properties fo:text-align="start" style:justify-single-word="false"/>
      <style:text-properties fo:font-size="12pt" fo:font-weight="normal" officeooo:rsid="0028d315" officeooo:paragraph-rsid="00348bee" style:font-size-asian="12pt" style:font-weight-asian="normal" style:font-size-complex="12pt" style:font-weight-complex="normal"/>
    </style:style>
    <style:style style:name="P119" style:family="paragraph" style:parent-style-name="Standard" style:list-style-name="L2">
      <style:paragraph-properties fo:text-align="start" style:justify-single-word="false"/>
      <style:text-properties fo:font-size="12pt" fo:font-weight="normal" officeooo:rsid="0028d315" officeooo:paragraph-rsid="0035abb1" style:font-size-asian="12pt" style:font-weight-asian="normal" style:font-size-complex="12pt" style:font-weight-complex="normal"/>
    </style:style>
    <style:style style:name="P120" style:family="paragraph" style:parent-style-name="Standard" style:list-style-name="L3">
      <style:paragraph-properties fo:text-align="start" style:justify-single-word="false"/>
      <style:text-properties fo:font-size="12pt" fo:font-weight="normal" officeooo:rsid="0028d315" officeooo:paragraph-rsid="003fe89a" style:font-size-asian="12pt" style:font-weight-asian="normal" style:font-size-complex="12pt" style:font-weight-complex="normal"/>
    </style:style>
    <style:style style:name="P121" style:family="paragraph" style:parent-style-name="Standard" style:list-style-name="L3">
      <style:paragraph-properties fo:text-align="start" style:justify-single-word="false"/>
      <style:text-properties fo:font-size="12pt" fo:font-weight="normal" officeooo:rsid="0028d315" officeooo:paragraph-rsid="004c3414" style:font-size-asian="12pt" style:font-weight-asian="normal" style:font-size-complex="12pt" style:font-weight-complex="normal"/>
    </style:style>
    <style:style style:name="P122" style:family="paragraph" style:parent-style-name="Standard" style:list-style-name="L3">
      <style:paragraph-properties fo:text-align="start" style:justify-single-word="false"/>
      <style:text-properties fo:font-size="12pt" fo:font-weight="normal" officeooo:rsid="004df83f" officeooo:paragraph-rsid="004df83f" style:font-size-asian="12pt" style:font-weight-asian="normal" style:font-size-complex="12pt" style:font-weight-complex="normal"/>
    </style:style>
    <style:style style:name="P123" style:family="paragraph" style:parent-style-name="Standard" style:list-style-name="L4">
      <style:paragraph-properties fo:text-align="start" style:justify-single-word="false"/>
      <style:text-properties fo:font-size="12pt" fo:font-weight="normal" officeooo:rsid="005321a4" officeooo:paragraph-rsid="005321a4" style:font-size-asian="12pt" style:font-weight-asian="normal" style:font-size-complex="12pt" style:font-weight-complex="normal"/>
    </style:style>
    <style:style style:name="P124" style:family="paragraph" style:parent-style-name="Standard" style:list-style-name="L5">
      <style:paragraph-properties fo:text-align="start" style:justify-single-word="false"/>
      <style:text-properties fo:font-size="12pt" fo:font-weight="normal" officeooo:rsid="0054c574" officeooo:paragraph-rsid="0054c574" style:font-size-asian="12pt" style:font-weight-asian="normal" style:font-size-complex="12pt" style:font-weight-complex="normal"/>
    </style:style>
    <style:style style:name="P125" style:family="paragraph" style:parent-style-name="Standard" style:list-style-name="L6">
      <style:paragraph-properties fo:text-align="start" style:justify-single-word="false"/>
      <style:text-properties fo:font-size="12pt" fo:font-weight="normal" officeooo:rsid="0054c574" officeooo:paragraph-rsid="0054c574" style:font-size-asian="12pt" style:font-weight-asian="normal" style:font-size-complex="12pt" style:font-weight-complex="normal"/>
    </style:style>
    <style:style style:name="P126" style:family="paragraph" style:parent-style-name="Standard" style:list-style-name="L7">
      <style:paragraph-properties fo:text-align="start" style:justify-single-word="false"/>
      <style:text-properties fo:font-size="12pt" fo:font-weight="normal" officeooo:rsid="0055a6b1" officeooo:paragraph-rsid="0055a6b1" style:font-size-asian="12pt" style:font-weight-asian="normal" style:font-size-complex="12pt" style:font-weight-complex="normal"/>
    </style:style>
    <style:style style:name="P127" style:family="paragraph" style:parent-style-name="Standard" style:list-style-name="L7">
      <style:paragraph-properties fo:text-align="start" style:justify-single-word="false"/>
      <style:text-properties fo:font-size="12pt" fo:font-weight="normal" officeooo:rsid="0055a6b1" officeooo:paragraph-rsid="005cdf03" style:font-size-asian="12pt" style:font-weight-asian="normal" style:font-size-complex="12pt" style:font-weight-complex="normal"/>
    </style:style>
    <style:style style:name="P128" style:family="paragraph" style:parent-style-name="Standard" style:list-style-name="L8">
      <style:paragraph-properties fo:text-align="start" style:justify-single-word="false"/>
      <style:text-properties fo:font-size="12pt" fo:font-weight="normal" officeooo:rsid="005dccdb" officeooo:paragraph-rsid="005dccdb" style:font-size-asian="12pt" style:font-weight-asian="normal" style:font-size-complex="12pt" style:font-weight-complex="normal"/>
    </style:style>
    <style:style style:name="P129" style:family="paragraph" style:parent-style-name="Standard" style:list-style-name="L9">
      <style:paragraph-properties fo:text-align="start" style:justify-single-word="false"/>
      <style:text-properties fo:font-size="12pt" fo:font-weight="normal" officeooo:rsid="005e30a5" officeooo:paragraph-rsid="005e30a5" style:font-size-asian="12pt" style:font-weight-asian="normal" style:font-size-complex="12pt" style:font-weight-complex="normal"/>
    </style:style>
    <style:style style:name="P130" style:family="paragraph" style:parent-style-name="Standard" style:list-style-name="L10">
      <style:paragraph-properties fo:text-align="start" style:justify-single-word="false"/>
      <style:text-properties fo:font-size="12pt" fo:font-weight="normal" officeooo:rsid="0060da6f" officeooo:paragraph-rsid="0060da6f" style:font-size-asian="12pt" style:font-weight-asian="normal" style:font-size-complex="12pt" style:font-weight-complex="normal"/>
    </style:style>
    <style:style style:name="P131" style:family="paragraph" style:parent-style-name="Standard" style:list-style-name="L11">
      <style:paragraph-properties fo:text-align="start" style:justify-single-word="false"/>
      <style:text-properties fo:font-size="12pt" fo:font-weight="normal" officeooo:rsid="00675fab" officeooo:paragraph-rsid="00675fab" style:font-size-asian="12pt" style:font-weight-asian="normal" style:font-size-complex="12pt" style:font-weight-complex="normal"/>
    </style:style>
    <style:style style:name="P132" style:family="paragraph" style:parent-style-name="Standard" style:list-style-name="L12">
      <style:paragraph-properties fo:text-align="start" style:justify-single-word="false"/>
      <style:text-properties fo:font-size="12pt" fo:font-weight="normal" officeooo:rsid="006e96fd" officeooo:paragraph-rsid="006e96fd" style:font-size-asian="12pt" style:font-weight-asian="normal" style:font-size-complex="12pt" style:font-weight-complex="normal"/>
    </style:style>
    <style:style style:name="P133" style:family="paragraph" style:parent-style-name="Standard" style:list-style-name="L12">
      <style:paragraph-properties fo:text-align="start" style:justify-single-word="false"/>
      <style:text-properties fo:font-size="12pt" fo:font-weight="normal" officeooo:rsid="006e96fd" officeooo:paragraph-rsid="007113c3" style:font-size-asian="12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4a7240" officeooo:paragraph-rsid="004717ee" style:font-size-asian="12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552e99" officeooo:paragraph-rsid="00552e99" style:font-size-asian="12pt" style:font-weight-asian="normal" style:font-size-complex="12pt" style:font-weight-complex="normal"/>
    </style:style>
    <style:style style:name="P136" style:family="paragraph" style:parent-style-name="Standard" style:list-style-name="L13">
      <style:paragraph-properties fo:text-align="start" style:justify-single-word="false"/>
      <style:text-properties fo:font-size="12pt" fo:font-weight="normal" officeooo:rsid="00b5c094" officeooo:paragraph-rsid="00b5c094" style:font-size-asian="10.5pt" style:font-weight-asian="normal" style:font-size-complex="12pt" style:font-weight-complex="normal"/>
    </style:style>
    <style:style style:name="P137" style:family="paragraph" style:parent-style-name="Standard" style:list-style-name="L13">
      <style:paragraph-properties fo:text-align="start" style:justify-single-word="false"/>
      <style:text-properties fo:font-size="12pt" fo:font-weight="normal" officeooo:rsid="00b5c094" officeooo:paragraph-rsid="00f52d28" style:font-size-asian="10.5pt" style:font-weight-asian="normal" style:font-size-complex="12pt" style:font-weight-complex="normal"/>
    </style:style>
    <style:style style:name="P138" style:family="paragraph" style:parent-style-name="Standard" style:list-style-name="L13">
      <style:paragraph-properties fo:text-align="start" style:justify-single-word="false"/>
      <style:text-properties fo:font-size="12pt" fo:font-weight="normal" officeooo:rsid="00b5c094" officeooo:paragraph-rsid="00ff43f2" style:font-size-asian="10.5pt" style:font-weight-asian="normal" style:font-size-complex="12pt" style:font-weight-complex="normal"/>
    </style:style>
    <style:style style:name="P139" style:family="paragraph" style:parent-style-name="Standard" style:list-style-name="L13">
      <style:paragraph-properties fo:text-align="start" style:justify-single-word="false"/>
      <style:text-properties fo:font-size="12pt" fo:font-weight="normal" officeooo:rsid="00b5c094" officeooo:paragraph-rsid="0103a6ba" style:font-size-asian="10.5pt" style:font-weight-asian="normal" style:font-size-complex="12pt" style:font-weight-complex="normal"/>
    </style:style>
    <style:style style:name="P140" style:family="paragraph" style:parent-style-name="Standard" style:list-style-name="L13">
      <style:paragraph-properties fo:text-align="start" style:justify-single-word="false"/>
      <style:text-properties fo:font-size="12pt" fo:font-weight="normal" officeooo:rsid="00b5c094" officeooo:paragraph-rsid="00ea9e42" style:font-size-asian="10.5pt" style:font-weight-asian="normal" style:font-size-complex="12pt" style:font-weight-complex="normal"/>
    </style:style>
    <style:style style:name="P141" style:family="paragraph" style:parent-style-name="Standard" style:list-style-name="L13">
      <style:paragraph-properties fo:text-align="start" style:justify-single-word="false"/>
      <style:text-properties fo:font-size="12pt" fo:font-weight="normal" officeooo:rsid="00b5c094" officeooo:paragraph-rsid="010a8bd1" style:font-size-asian="10.5pt" style:font-weight-asian="normal" style:font-size-complex="12pt" style:font-weight-complex="normal"/>
    </style:style>
    <style:style style:name="P142" style:family="paragraph" style:parent-style-name="Standard" style:list-style-name="L13">
      <style:paragraph-properties fo:text-align="start" style:justify-single-word="false"/>
      <style:text-properties fo:font-size="12pt" fo:font-weight="normal" officeooo:rsid="00b5c094" officeooo:paragraph-rsid="0118357b" style:font-size-asian="10.5pt" style:font-weight-asian="normal" style:font-size-complex="12pt" style:font-weight-complex="normal"/>
    </style:style>
    <style:style style:name="P143" style:family="paragraph" style:parent-style-name="Standard" style:list-style-name="L13">
      <style:text-properties fo:font-size="12pt" fo:font-weight="normal" officeooo:rsid="00b5c094" officeooo:paragraph-rsid="0113c45f" style:font-size-asian="10.5pt" style:font-weight-asian="normal" style:font-size-complex="12pt" style:font-weight-complex="normal"/>
    </style:style>
    <style:style style:name="P144" style:family="paragraph" style:parent-style-name="Standard" style:list-style-name="L14">
      <style:paragraph-properties fo:text-align="start" style:justify-single-word="false"/>
      <style:text-properties fo:font-size="12pt" fo:font-weight="normal" officeooo:rsid="00f6ae38" officeooo:paragraph-rsid="00f6ae38" style:font-size-asian="10.5pt" style:font-weight-asian="normal" style:font-size-complex="12pt" style:font-weight-complex="normal"/>
    </style:style>
    <style:style style:name="P145" style:family="paragraph" style:parent-style-name="Standard" style:list-style-name="L17">
      <style:paragraph-properties fo:text-align="start" style:justify-single-word="false"/>
      <style:text-properties fo:font-size="12pt" fo:font-weight="normal" officeooo:rsid="00f6ae38" officeooo:paragraph-rsid="00ff43f2" style:font-size-asian="10.5pt" style:font-weight-asian="normal" style:font-size-complex="12pt" style:font-weight-complex="normal"/>
    </style:style>
    <style:style style:name="P146" style:family="paragraph" style:parent-style-name="Standard" style:list-style-name="L19">
      <style:paragraph-properties fo:text-align="start" style:justify-single-word="false"/>
      <style:text-properties fo:font-size="12pt" fo:font-weight="normal" officeooo:rsid="00f6ae38" officeooo:paragraph-rsid="01057488" style:font-size-asian="10.5pt" style:font-weight-asian="normal" style:font-size-complex="12pt" style:font-weight-complex="normal"/>
    </style:style>
    <style:style style:name="P147" style:family="paragraph" style:parent-style-name="Standard" style:list-style-name="L19">
      <style:paragraph-properties fo:text-align="start" style:justify-single-word="false"/>
      <style:text-properties fo:font-size="12pt" fo:font-weight="normal" officeooo:rsid="00f6ae38" officeooo:paragraph-rsid="01088a8b" style:font-size-asian="10.5pt" style:font-weight-asian="normal" style:font-size-complex="12pt" style:font-weight-complex="normal"/>
    </style:style>
    <style:style style:name="P148" style:family="paragraph" style:parent-style-name="Standard" style:list-style-name="L19">
      <style:paragraph-properties fo:text-align="start" style:justify-single-word="false"/>
      <style:text-properties fo:font-size="12pt" fo:font-weight="normal" officeooo:rsid="00f6ae38" officeooo:paragraph-rsid="01060771" style:font-size-asian="10.5pt" style:font-weight-asian="normal" style:font-size-complex="12pt" style:font-weight-complex="normal"/>
    </style:style>
    <style:style style:name="P149" style:family="paragraph" style:parent-style-name="Standard" style:list-style-name="L21">
      <style:paragraph-properties fo:text-align="start" style:justify-single-word="false"/>
      <style:text-properties fo:font-size="12pt" fo:font-weight="normal" officeooo:rsid="00f6ae38" officeooo:paragraph-rsid="010a8bd1" style:font-size-asian="10.5pt" style:font-weight-asian="normal" style:font-size-complex="12pt" style:font-weight-complex="normal"/>
    </style:style>
    <style:style style:name="P150" style:family="paragraph" style:parent-style-name="Standard" style:list-style-name="L21">
      <style:paragraph-properties fo:text-align="start" style:justify-single-word="false"/>
      <style:text-properties fo:font-size="12pt" fo:font-weight="normal" officeooo:rsid="00f6ae38" officeooo:paragraph-rsid="010e60f4" style:font-size-asian="10.5pt" style:font-weight-asian="normal" style:font-size-complex="12pt" style:font-weight-complex="normal"/>
    </style:style>
    <style:style style:name="P151" style:family="paragraph" style:parent-style-name="Standard" style:list-style-name="L24">
      <style:paragraph-properties fo:text-align="start" style:justify-single-word="false"/>
      <style:text-properties fo:font-size="12pt" fo:font-weight="normal" officeooo:rsid="00f6ae38" officeooo:paragraph-rsid="010a8bd1" style:font-size-asian="10.5pt" style:font-weight-asian="normal" style:font-size-complex="12pt" style:font-weight-complex="normal"/>
    </style:style>
    <style:style style:name="P152" style:family="paragraph" style:parent-style-name="Standard" style:list-style-name="L24">
      <style:paragraph-properties fo:text-align="start" style:justify-single-word="false"/>
      <style:text-properties fo:font-size="12pt" fo:font-weight="normal" officeooo:rsid="00f6ae38" officeooo:paragraph-rsid="0112af64" style:font-size-asian="10.5pt" style:font-weight-asian="normal" style:font-size-complex="12pt" style:font-weight-complex="normal"/>
    </style:style>
    <style:style style:name="P153" style:family="paragraph" style:parent-style-name="Standard" style:list-style-name="L26">
      <style:paragraph-properties fo:text-align="start" style:justify-single-word="false"/>
      <style:text-properties fo:font-size="12pt" fo:font-weight="normal" officeooo:rsid="00f6ae38" officeooo:paragraph-rsid="010a8bd1" style:font-size-asian="10.5pt" style:font-weight-asian="normal" style:font-size-complex="12pt" style:font-weight-complex="normal"/>
    </style:style>
    <style:style style:name="P154" style:family="paragraph" style:parent-style-name="Standard" style:list-style-name="L26">
      <style:paragraph-properties fo:text-align="start" style:justify-single-word="false"/>
      <style:text-properties fo:font-size="12pt" fo:font-weight="normal" officeooo:rsid="00f6ae38" officeooo:paragraph-rsid="0112af64" style:font-size-asian="10.5pt" style:font-weight-asian="normal" style:font-size-complex="12pt" style:font-weight-complex="normal"/>
    </style:style>
    <style:style style:name="P155" style:family="paragraph" style:parent-style-name="Standard" style:list-style-name="L28">
      <style:paragraph-properties fo:text-align="start" style:justify-single-word="false"/>
      <style:text-properties fo:font-size="12pt" fo:font-weight="normal" officeooo:rsid="00f6ae38" officeooo:paragraph-rsid="0118357b" style:font-size-asian="10.5pt" style:font-weight-asian="normal" style:font-size-complex="12pt" style:font-weight-complex="normal"/>
    </style:style>
    <style:style style:name="P156" style:family="paragraph" style:parent-style-name="Standard" style:list-style-name="L15">
      <style:paragraph-properties fo:text-align="start" style:justify-single-word="false"/>
      <style:text-properties fo:font-size="12pt" fo:font-weight="normal" officeooo:rsid="00c1ba71" officeooo:paragraph-rsid="00c1ba71" style:font-size-asian="10.5pt" style:font-weight-asian="normal" style:font-size-complex="12pt" style:font-weight-complex="normal"/>
    </style:style>
    <style:style style:name="P157" style:family="paragraph" style:parent-style-name="Standard" style:list-style-name="L15">
      <style:paragraph-properties fo:text-align="start" style:justify-single-word="false"/>
      <style:text-properties fo:font-size="12pt" fo:font-weight="normal" officeooo:rsid="00c1ba71" officeooo:paragraph-rsid="0101132d" style:font-size-asian="10.5pt" style:font-weight-asian="normal" style:font-size-complex="12pt" style:font-weight-complex="normal"/>
    </style:style>
    <style:style style:name="P158" style:family="paragraph" style:parent-style-name="Standard" style:list-style-name="L15">
      <style:paragraph-properties fo:text-align="start" style:justify-single-word="false"/>
      <style:text-properties fo:font-size="12pt" fo:font-weight="normal" officeooo:rsid="00c1ba71" officeooo:paragraph-rsid="0109c78d" style:font-size-asian="10.5pt" style:font-weight-asian="normal" style:font-size-complex="12pt" style:font-weight-complex="normal"/>
    </style:style>
    <style:style style:name="P159" style:family="paragraph" style:parent-style-name="Standard" style:list-style-name="L22">
      <style:paragraph-properties fo:text-align="start" style:justify-single-word="false"/>
      <style:text-properties fo:font-size="12pt" fo:font-weight="normal" officeooo:rsid="00c1ba71" officeooo:paragraph-rsid="010a8bd1" style:font-size-asian="10.5pt" style:font-weight-asian="normal" style:font-size-complex="12pt" style:font-weight-complex="normal"/>
    </style:style>
    <style:style style:name="P160" style:family="paragraph" style:parent-style-name="Standard" style:list-style-name="L29">
      <style:paragraph-properties fo:text-align="start" style:justify-single-word="false"/>
      <style:text-properties fo:font-size="12pt" fo:font-weight="normal" officeooo:rsid="00c1ba71" officeooo:paragraph-rsid="0118357b" style:font-size-asian="10.5pt" style:font-weight-asian="normal" style:font-size-complex="12pt" style:font-weight-complex="normal"/>
    </style:style>
    <style:style style:name="P161" style:family="paragraph" style:parent-style-name="Standard" style:list-style-name="L15">
      <style:paragraph-properties fo:text-align="start" style:justify-single-word="false"/>
      <style:text-properties fo:font-size="12pt" fo:font-weight="normal" officeooo:rsid="00c39d62" officeooo:paragraph-rsid="00fa3c7a" style:font-size-asian="10.5pt" style:font-weight-asian="normal" style:font-size-complex="12pt" style:font-weight-complex="normal"/>
    </style:style>
    <style:style style:name="P162" style:family="paragraph" style:parent-style-name="Standard" style:list-style-name="L15">
      <style:paragraph-properties fo:text-align="start" style:justify-single-word="false"/>
      <style:text-properties fo:font-size="12pt" fo:font-weight="normal" officeooo:rsid="00c39d62" officeooo:paragraph-rsid="0101132d" style:font-size-asian="10.5pt" style:font-weight-asian="normal" style:font-size-complex="12pt" style:font-weight-complex="normal"/>
    </style:style>
    <style:style style:name="P163" style:family="paragraph" style:parent-style-name="Standard" style:list-style-name="L15">
      <style:paragraph-properties fo:text-align="start" style:justify-single-word="false"/>
      <style:text-properties fo:font-size="12pt" fo:font-weight="normal" officeooo:rsid="00c39d62" officeooo:paragraph-rsid="0109c78d" style:font-size-asian="10.5pt" style:font-weight-asian="normal" style:font-size-complex="12pt" style:font-weight-complex="normal"/>
    </style:style>
    <style:style style:name="P164" style:family="paragraph" style:parent-style-name="Standard" style:list-style-name="L22">
      <style:paragraph-properties fo:text-align="start" style:justify-single-word="false"/>
      <style:text-properties fo:font-size="12pt" fo:font-weight="normal" officeooo:rsid="00c39d62" officeooo:paragraph-rsid="010a8bd1" style:font-size-asian="10.5pt" style:font-weight-asian="normal" style:font-size-complex="12pt" style:font-weight-complex="normal"/>
    </style:style>
    <style:style style:name="P165" style:family="paragraph" style:parent-style-name="Standard" style:list-style-name="L29">
      <style:paragraph-properties fo:text-align="start" style:justify-single-word="false"/>
      <style:text-properties fo:font-size="12pt" fo:font-weight="normal" officeooo:rsid="00c39d62" officeooo:paragraph-rsid="0118357b" style:font-size-asian="10.5pt" style:font-weight-asian="normal" style:font-size-complex="12pt" style:font-weight-complex="normal"/>
    </style:style>
    <style:style style:name="P166" style:family="paragraph" style:parent-style-name="Standard" style:list-style-name="L16">
      <style:paragraph-properties fo:text-align="start" style:justify-single-word="false"/>
      <style:text-properties fo:font-size="12pt" fo:font-weight="normal" officeooo:rsid="00c6e3aa" officeooo:paragraph-rsid="00c6e3aa" style:font-size-asian="10.5pt" style:font-weight-asian="normal" style:font-size-complex="12pt" style:font-weight-complex="normal"/>
    </style:style>
    <style:style style:name="P167" style:family="paragraph" style:parent-style-name="Standard" style:list-style-name="L18">
      <style:paragraph-properties fo:text-align="start" style:justify-single-word="false"/>
      <style:text-properties fo:font-size="12pt" fo:font-weight="normal" officeooo:rsid="00c6e3aa" officeooo:paragraph-rsid="0101132d" style:font-size-asian="10.5pt" style:font-weight-asian="normal" style:font-size-complex="12pt" style:font-weight-complex="normal"/>
    </style:style>
    <style:style style:name="P168" style:family="paragraph" style:parent-style-name="Standard" style:list-style-name="L20">
      <style:paragraph-properties fo:text-align="start" style:justify-single-word="false"/>
      <style:text-properties fo:font-size="12pt" fo:font-weight="normal" officeooo:rsid="00c6e3aa" officeooo:paragraph-rsid="0109c78d" style:font-size-asian="10.5pt" style:font-weight-asian="normal" style:font-size-complex="12pt" style:font-weight-complex="normal"/>
    </style:style>
    <style:style style:name="P169" style:family="paragraph" style:parent-style-name="Standard" style:list-style-name="L23">
      <style:paragraph-properties fo:text-align="start" style:justify-single-word="false"/>
      <style:text-properties fo:font-size="12pt" fo:font-weight="normal" officeooo:rsid="00c6e3aa" officeooo:paragraph-rsid="010a8bd1" style:font-size-asian="10.5pt" style:font-weight-asian="normal" style:font-size-complex="12pt" style:font-weight-complex="normal"/>
    </style:style>
    <style:style style:name="P170" style:family="paragraph" style:parent-style-name="Standard" style:list-style-name="L25">
      <style:paragraph-properties fo:text-align="start" style:justify-single-word="false"/>
      <style:text-properties fo:font-size="12pt" fo:font-weight="normal" officeooo:rsid="00c6e3aa" officeooo:paragraph-rsid="010a8bd1" style:font-size-asian="10.5pt" style:font-weight-asian="normal" style:font-size-complex="12pt" style:font-weight-complex="normal"/>
    </style:style>
    <style:style style:name="P171" style:family="paragraph" style:parent-style-name="Standard" style:list-style-name="L27">
      <style:paragraph-properties fo:text-align="start" style:justify-single-word="false"/>
      <style:text-properties fo:font-size="12pt" fo:font-weight="normal" officeooo:rsid="00c6e3aa" officeooo:paragraph-rsid="010a8bd1" style:font-size-asian="10.5pt" style:font-weight-asian="normal" style:font-size-complex="12pt" style:font-weight-complex="normal"/>
    </style:style>
    <style:style style:name="P172" style:family="paragraph" style:parent-style-name="Standard" style:list-style-name="L30">
      <style:paragraph-properties fo:text-align="start" style:justify-single-word="false"/>
      <style:text-properties fo:font-size="12pt" fo:font-weight="normal" officeooo:rsid="00c6e3aa" officeooo:paragraph-rsid="0118357b" style:font-size-asian="10.5pt" style:font-weight-asian="normal" style:font-size-complex="12pt" style:font-weight-complex="normal"/>
    </style:style>
    <style:style style:name="P173" style:family="paragraph" style:parent-style-name="Standard" style:list-style-name="L16">
      <style:paragraph-properties fo:text-align="start" style:justify-single-word="false"/>
      <style:text-properties fo:font-size="12pt" fo:font-weight="normal" officeooo:rsid="00fbb8dc" officeooo:paragraph-rsid="00fbb8dc" style:font-size-asian="10.5pt" style:font-weight-asian="normal" style:font-size-complex="12pt" style:font-weight-complex="normal"/>
    </style:style>
    <style:style style:name="P174" style:family="paragraph" style:parent-style-name="Standard" style:list-style-name="L18">
      <style:paragraph-properties fo:text-align="start" style:justify-single-word="false"/>
      <style:text-properties fo:font-size="12pt" fo:font-weight="normal" officeooo:rsid="00fbb8dc" officeooo:paragraph-rsid="0101132d" style:font-size-asian="10.5pt" style:font-weight-asian="normal" style:font-size-complex="12pt" style:font-weight-complex="normal"/>
    </style:style>
    <style:style style:name="P175" style:family="paragraph" style:parent-style-name="Standard" style:list-style-name="L20">
      <style:paragraph-properties fo:text-align="start" style:justify-single-word="false"/>
      <style:text-properties fo:font-size="12pt" fo:font-weight="normal" officeooo:rsid="00fbb8dc" officeooo:paragraph-rsid="0109c78d" style:font-size-asian="10.5pt" style:font-weight-asian="normal" style:font-size-complex="12pt" style:font-weight-complex="normal"/>
    </style:style>
    <style:style style:name="P176" style:family="paragraph" style:parent-style-name="Standard" style:list-style-name="L23">
      <style:paragraph-properties fo:text-align="start" style:justify-single-word="false"/>
      <style:text-properties fo:font-size="12pt" fo:font-weight="normal" officeooo:rsid="00fbb8dc" officeooo:paragraph-rsid="010a8bd1" style:font-size-asian="10.5pt" style:font-weight-asian="normal" style:font-size-complex="12pt" style:font-weight-complex="normal"/>
    </style:style>
    <style:style style:name="P177" style:family="paragraph" style:parent-style-name="Standard" style:list-style-name="L25">
      <style:paragraph-properties fo:text-align="start" style:justify-single-word="false"/>
      <style:text-properties fo:font-size="12pt" fo:font-weight="normal" officeooo:rsid="00fbb8dc" officeooo:paragraph-rsid="010a8bd1" style:font-size-asian="10.5pt" style:font-weight-asian="normal" style:font-size-complex="12pt" style:font-weight-complex="normal"/>
    </style:style>
    <style:style style:name="P178" style:family="paragraph" style:parent-style-name="Standard" style:list-style-name="L27">
      <style:paragraph-properties fo:text-align="start" style:justify-single-word="false"/>
      <style:text-properties fo:font-size="12pt" fo:font-weight="normal" officeooo:rsid="00fbb8dc" officeooo:paragraph-rsid="010a8bd1" style:font-size-asian="10.5pt" style:font-weight-asian="normal" style:font-size-complex="12pt" style:font-weight-complex="normal"/>
    </style:style>
    <style:style style:name="P179" style:family="paragraph" style:parent-style-name="Standard" style:list-style-name="L30">
      <style:paragraph-properties fo:text-align="start" style:justify-single-word="false"/>
      <style:text-properties fo:font-size="12pt" fo:font-weight="normal" officeooo:rsid="00fbb8dc" officeooo:paragraph-rsid="0118357b" style:font-size-asian="10.5pt" style:font-weight-asian="normal" style:font-size-complex="12pt" style:font-weight-complex="normal"/>
    </style:style>
    <style:style style:name="P180" style:family="paragraph" style:parent-style-name="Standard" style:list-style-name="L17">
      <style:paragraph-properties fo:text-align="start" style:justify-single-word="false"/>
      <style:text-properties fo:font-size="12pt" fo:font-weight="normal" officeooo:rsid="00ff43f2" officeooo:paragraph-rsid="00ff43f2" style:font-size-asian="10.5pt" style:font-weight-asian="normal" style:font-size-complex="12pt" style:font-weight-complex="normal"/>
    </style:style>
    <style:style style:name="P181" style:family="paragraph" style:parent-style-name="Standard" style:list-style-name="L24">
      <style:paragraph-properties fo:text-align="start" style:justify-single-word="false"/>
      <style:text-properties fo:font-size="12pt" fo:font-weight="normal" officeooo:rsid="00ff43f2" officeooo:paragraph-rsid="010a8bd1"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bold" officeooo:rsid="000e02d2" officeooo:paragraph-rsid="00267da4" style:font-size-asian="10.5pt" style:font-weight-asian="bold" style:font-size-complex="12pt" style:font-weight-complex="bold"/>
    </style:style>
    <style:style style:name="T1" style:family="text">
      <style:text-properties officeooo:rsid="000f4ab3"/>
    </style:style>
    <style:style style:name="T2" style:family="text">
      <style:text-properties fo:font-weight="bold" style:font-weight-asian="bold" style:font-weight-complex="bold"/>
    </style:style>
    <style:style style:name="T3" style:family="text">
      <style:text-properties fo:font-weight="bold" officeooo:rsid="000f4ab3" style:font-weight-asian="bold" style:font-weight-complex="bold"/>
    </style:style>
    <style:style style:name="T4" style:family="text">
      <style:text-properties fo:font-weight="bold" officeooo:rsid="002aa1df" style:font-weight-asian="bold" style:font-weight-complex="bold"/>
    </style:style>
    <style:style style:name="T5" style:family="text">
      <style:text-properties fo:font-weight="bold" officeooo:rsid="002b3ff1" style:font-weight-asian="bold" style:font-weight-complex="bold"/>
    </style:style>
    <style:style style:name="T6" style:family="text">
      <style:text-properties fo:font-weight="bold" officeooo:rsid="00348bee" style:font-weight-asian="bold" style:font-weight-complex="bold"/>
    </style:style>
    <style:style style:name="T7" style:family="text">
      <style:text-properties fo:font-weight="bold" officeooo:rsid="004478c9" style:font-weight-asian="bold" style:font-weight-complex="bold"/>
    </style:style>
    <style:style style:name="T8" style:family="text">
      <style:text-properties fo:font-weight="bold" officeooo:rsid="00649118" style:font-weight-asian="bold" style:font-weight-complex="bold"/>
    </style:style>
    <style:style style:name="T9" style:family="text">
      <style:text-properties fo:font-weight="bold" officeooo:rsid="006ff5fe" style:font-weight-asian="bold" style:font-weight-complex="bold"/>
    </style:style>
    <style:style style:name="T10" style:family="text">
      <style:text-properties fo:font-weight="bold" officeooo:rsid="00be0f41" style:font-weight-asian="bold" style:font-weight-complex="bold"/>
    </style:style>
    <style:style style:name="T11" style:family="text">
      <style:text-properties fo:font-weight="bold" officeooo:rsid="00be725e" style:font-weight-asian="bold" style:font-weight-complex="bold"/>
    </style:style>
    <style:style style:name="T12" style:family="text">
      <style:text-properties fo:font-weight="bold" officeooo:rsid="00ad637e" style:font-weight-asian="bold" style:font-weight-complex="bold"/>
    </style:style>
    <style:style style:name="T13" style:family="text">
      <style:text-properties fo:font-weight="bold" officeooo:rsid="00adbcea" style:font-weight-asian="bold" style:font-weight-complex="bold"/>
    </style:style>
    <style:style style:name="T14" style:family="text">
      <style:text-properties fo:font-weight="bold" officeooo:rsid="00c7abd1" style:font-weight-asian="bold" style:font-weight-complex="bold"/>
    </style:style>
    <style:style style:name="T15" style:family="text">
      <style:text-properties fo:font-weight="bold" officeooo:rsid="00e87607" style:font-weight-asian="bold" style:font-weight-complex="bold"/>
    </style:style>
    <style:style style:name="T16" style:family="text">
      <style:text-properties fo:font-weight="bold" officeooo:rsid="00f1418e" style:font-weight-asian="bold" style:font-weight-complex="bold"/>
    </style:style>
    <style:style style:name="T17" style:family="text">
      <style:text-properties fo:font-weight="bold" officeooo:rsid="00c6e3aa" style:font-weight-asian="bold" style:font-weight-complex="bold"/>
    </style:style>
    <style:style style:name="T18" style:family="text">
      <style:text-properties fo:font-weight="bold" officeooo:rsid="010f7571" style:font-weight-asian="bold" style:font-weight-complex="bold"/>
    </style:style>
    <style:style style:name="T19" style:family="text">
      <style:text-properties fo:font-weight="bold" officeooo:rsid="0112af64" style:font-weight-asian="bold" style:font-weight-complex="bold"/>
    </style:style>
    <style:style style:name="T20" style:family="text">
      <style:text-properties fo:font-weight="bold" officeooo:rsid="0118357b" style:font-weight-asian="bold" style:font-weight-complex="bold"/>
    </style:style>
    <style:style style:name="T21" style:family="text">
      <style:text-properties fo:font-weight="bold" officeooo:rsid="0119c345" style:font-weight-asian="bold" style:font-weight-complex="bold"/>
    </style:style>
    <style:style style:name="T22" style:family="text">
      <style:text-properties officeooo:rsid="00172cbc"/>
    </style:style>
    <style:style style:name="T23" style:family="text">
      <style:text-properties fo:font-weight="normal" style:font-weight-asian="normal" style:font-weight-complex="normal"/>
    </style:style>
    <style:style style:name="T24" style:family="text">
      <style:text-properties fo:font-weight="normal" officeooo:rsid="0024ba11" style:font-weight-asian="normal" style:font-weight-complex="normal"/>
    </style:style>
    <style:style style:name="T25" style:family="text">
      <style:text-properties fo:font-weight="normal" officeooo:rsid="00c0b56e" style:font-weight-asian="normal" style:font-weight-complex="normal"/>
    </style:style>
    <style:style style:name="T26" style:family="text">
      <style:text-properties fo:font-weight="normal" officeooo:rsid="00c1ba71" style:font-weight-asian="normal" style:font-weight-complex="normal"/>
    </style:style>
    <style:style style:name="T27" style:family="text">
      <style:text-properties fo:font-weight="normal" officeooo:rsid="00fa3c7a" style:font-weight-asian="normal" style:font-weight-complex="normal"/>
    </style:style>
    <style:style style:name="T28" style:family="text">
      <style:text-properties fo:font-weight="normal" officeooo:rsid="00f4a35f" style:font-weight-asian="normal" style:font-weight-complex="normal"/>
    </style:style>
    <style:style style:name="T29" style:family="text">
      <style:text-properties officeooo:rsid="001d9c7f"/>
    </style:style>
    <style:style style:name="T30" style:family="text">
      <style:text-properties style:text-position="super 58%"/>
    </style:style>
    <style:style style:name="T31" style:family="text">
      <style:text-properties style:text-position="super 58%" officeooo:rsid="001d9c7f"/>
    </style:style>
    <style:style style:name="T32" style:family="text">
      <style:text-properties style:text-position="super 58%" officeooo:rsid="003010bb"/>
    </style:style>
    <style:style style:name="T33" style:family="text">
      <style:text-properties officeooo:rsid="002075bb"/>
    </style:style>
    <style:style style:name="T34" style:family="text">
      <style:text-properties officeooo:rsid="0024ba11"/>
    </style:style>
    <style:style style:name="T35" style:family="text">
      <style:text-properties officeooo:rsid="00267da4"/>
    </style:style>
    <style:style style:name="T36" style:family="text">
      <style:text-properties officeooo:rsid="002aa1df"/>
    </style:style>
    <style:style style:name="T37" style:family="text">
      <style:text-properties officeooo:rsid="002b3ff1"/>
    </style:style>
    <style:style style:name="T38" style:family="text">
      <style:text-properties officeooo:rsid="002e1190"/>
    </style:style>
    <style:style style:name="T39" style:family="text">
      <style:text-properties officeooo:rsid="003010bb"/>
    </style:style>
    <style:style style:name="T40" style:family="text">
      <style:text-properties officeooo:rsid="00348bee"/>
    </style:style>
    <style:style style:name="T41" style:family="text">
      <style:text-properties officeooo:rsid="0035abb1"/>
    </style:style>
    <style:style style:name="T42" style:family="text">
      <style:text-properties officeooo:rsid="003b4a7a"/>
    </style:style>
    <style:style style:name="T43" style:family="text">
      <style:text-properties officeooo:rsid="003d4b0d"/>
    </style:style>
    <style:style style:name="T44" style:family="text">
      <style:text-properties fo:font-style="italic" officeooo:rsid="003d4b0d" style:font-style-asian="italic" style:font-style-complex="italic"/>
    </style:style>
    <style:style style:name="T45" style:family="text">
      <style:text-properties fo:font-style="italic" officeooo:rsid="003edcf2" style:font-style-asian="italic" style:font-style-complex="italic"/>
    </style:style>
    <style:style style:name="T46" style:family="text">
      <style:text-properties fo:font-style="normal" officeooo:rsid="003edcf2" style:font-style-asian="normal" style:font-style-complex="normal"/>
    </style:style>
    <style:style style:name="T47" style:family="text">
      <style:text-properties fo:font-style="normal" officeooo:rsid="004af3ae" style:font-style-asian="normal" style:font-style-complex="normal"/>
    </style:style>
    <style:style style:name="T48" style:family="text">
      <style:text-properties fo:font-style="normal" officeooo:rsid="004df83f" style:font-style-asian="normal" style:font-style-complex="normal"/>
    </style:style>
    <style:style style:name="T49" style:family="text">
      <style:text-properties officeooo:rsid="004147ee"/>
    </style:style>
    <style:style style:name="T50" style:family="text">
      <style:text-properties officeooo:rsid="00429fb5"/>
    </style:style>
    <style:style style:name="T51" style:family="text">
      <style:text-properties officeooo:rsid="004478c9"/>
    </style:style>
    <style:style style:name="T52" style:family="text">
      <style:text-properties officeooo:rsid="004ac46a"/>
    </style:style>
    <style:style style:name="T53" style:family="text">
      <style:text-properties officeooo:rsid="004df83f"/>
    </style:style>
    <style:style style:name="T54" style:family="text">
      <style:text-properties officeooo:rsid="005321a4"/>
    </style:style>
    <style:style style:name="T55" style:family="text">
      <style:text-properties officeooo:rsid="00540217"/>
    </style:style>
    <style:style style:name="T56" style:family="text">
      <style:text-properties officeooo:rsid="0055a6b1"/>
    </style:style>
    <style:style style:name="T57" style:family="text">
      <style:text-properties officeooo:rsid="00593a15"/>
    </style:style>
    <style:style style:name="T58" style:family="text">
      <style:text-properties officeooo:rsid="005af8a7"/>
    </style:style>
    <style:style style:name="T59" style:family="text">
      <style:text-properties officeooo:rsid="00629aba"/>
    </style:style>
    <style:style style:name="T60" style:family="text">
      <style:text-properties officeooo:rsid="00655c5f"/>
    </style:style>
    <style:style style:name="T61" style:family="text">
      <style:text-properties officeooo:rsid="006ff5fe"/>
    </style:style>
    <style:style style:name="T62" style:family="text">
      <style:text-properties officeooo:rsid="007113c3"/>
    </style:style>
    <style:style style:name="T63" style:family="text">
      <style:text-properties officeooo:rsid="00751f8c"/>
    </style:style>
    <style:style style:name="T64" style:family="text">
      <style:text-properties officeooo:rsid="00adbcea"/>
    </style:style>
    <style:style style:name="T65" style:family="text">
      <style:text-properties officeooo:rsid="00baef2f"/>
    </style:style>
    <style:style style:name="T66" style:family="text">
      <style:text-properties officeooo:rsid="00e53328"/>
    </style:style>
    <style:style style:name="T67" style:family="text">
      <style:text-properties officeooo:rsid="00e98729"/>
    </style:style>
    <style:style style:name="T68" style:family="text">
      <style:text-properties officeooo:rsid="00ea9e42"/>
    </style:style>
    <style:style style:name="T69" style:family="text">
      <style:text-properties officeooo:rsid="00ed0d1b"/>
    </style:style>
    <style:style style:name="T70" style:family="text">
      <style:text-properties officeooo:rsid="00f4a35f"/>
    </style:style>
    <style:style style:name="T71" style:family="text">
      <style:text-properties officeooo:rsid="00f52d28"/>
    </style:style>
    <style:style style:name="T72" style:family="text">
      <style:text-properties officeooo:rsid="00fa3c7a"/>
    </style:style>
    <style:style style:name="T73" style:family="text">
      <style:text-properties officeooo:rsid="00fbb8dc"/>
    </style:style>
    <style:style style:name="T74" style:family="text">
      <style:text-properties officeooo:rsid="00ff43f2"/>
    </style:style>
    <style:style style:name="T75" style:family="text">
      <style:text-properties officeooo:rsid="01070e5b"/>
    </style:style>
    <style:style style:name="T76" style:family="text">
      <style:text-properties officeooo:rsid="01088a8b"/>
    </style:style>
    <style:style style:name="T77" style:family="text">
      <style:text-properties officeooo:rsid="0109c78d"/>
    </style:style>
    <style:style style:name="T78" style:family="text">
      <style:text-properties officeooo:rsid="010af4a5"/>
    </style:style>
    <style:style style:name="T79" style:family="text">
      <style:text-properties officeooo:rsid="010c395b"/>
    </style:style>
    <style:style style:name="T80" style:family="text">
      <style:text-properties officeooo:rsid="01108e8e"/>
    </style:style>
    <style:style style:name="T81" style:family="text">
      <style:text-properties officeooo:rsid="0111a5f9"/>
    </style:style>
    <style:style style:name="T82" style:family="text">
      <style:text-properties officeooo:rsid="0118357b"/>
    </style:style>
    <style:style style:name="T83" style:family="text">
      <style:text-properties style:text-underline-style="none"/>
    </style:style>
    <style:style style:name="T84" style:family="text">
      <style:text-properties style:text-underline-style="none" officeooo:rsid="011affc1"/>
    </style:style>
    <style:style style:name="T85" style:family="text">
      <style:text-properties style:text-underline-style="none" fo:font-weight="bold" officeooo:rsid="00ad637e" style:font-weight-asian="bold" style:font-weight-complex="bold"/>
    </style:style>
    <style:style style:name="T86" style:family="text">
      <style:text-properties style:text-underline-style="none" fo:font-weight="bold" officeooo:rsid="010af4a5" style:font-weight-asian="bold" style:font-weight-complex="bold"/>
    </style:style>
    <style:style style:name="T87" style:family="text">
      <style:text-properties style:text-underline-style="none" officeooo:rsid="010af4a5"/>
    </style:style>
    <style:style style:name="T88" style:family="text">
      <style:text-properties style:text-underline-style="none" officeooo:rsid="011b8ad5"/>
    </style:style>
    <style:style style:name="T89" style:family="text">
      <style:text-properties officeooo:rsid="0167acb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104"/>
      <text:p text:style-name="P104"/>
      <text:p text:style-name="P105"/>
      <text:p text:style-name="P106">Network Design Algorithms </text:p>
      <text:p text:style-name="P102"/>
      <text:p text:style-name="P102">v<text:span text:style-name="T89">N0.1</text:span></text:p>
      <text:p text:style-name="P103"/>
      <text:p text:style-name="P107">aa</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8"><text:soft-page-break/>1. General</text:p>
      <text:p text:style-name="P1"/>
      <text:p text:style-name="P40">l. <text:span text:style-name="T1">121</text:span></text:p>
      <text:p text:style-name="P23">adistance(x, y)</text:p>
      <text:p text:style-name="P41">“computes euclidean distance of two x, y points in 2-dims”</text:p>
      <text:p text:style-name="P41"/>
      <text:p text:style-name="P41"/>
      <text:p text:style-name="P41">l. 129</text:p>
      <text:p text:style-name="P23">graph_n_vec(GG)</text:p>
      <text:p text:style-name="P41">“<text:span text:style-name="T29">given a graph GG creates 3-dims vectors [x,y,'population']</text:span>”</text:p>
      <text:p text:style-name="P23"/>
      <text:p text:style-name="P23"/>
      <text:p text:style-name="P42">l. 140</text:p>
      <text:p text:style-name="P24">graph_c_vec(GG)</text:p>
      <text:p text:style-name="P43">“<text:span text:style-name="T22">same as </text:span><text:span text:style-name="T3">graph_n_vec </text:span><text:span text:style-name="T22">but the output is just the nn-nodes (not null nodes)</text:span>”</text:p>
      <text:p text:style-name="P43"/>
      <text:p text:style-name="P43"/>
      <text:p text:style-name="P44">l. 150</text:p>
      <text:p text:style-name="P25">population_to_int(GG)</text:p>
      <text:p text:style-name="P44">“integerization of nn-nodes <text:span text:style-name="T29">'</text:span>population<text:span text:style-name="T29">'</text:span>”</text:p>
      <text:p text:style-name="P44"/>
      <text:p text:style-name="P44"/>
      <text:p text:style-name="P45">l. 166</text:p>
      <text:p text:style-name="P26">sumofmass(L)</text:p>
      <text:p text:style-name="P45">“<text:span text:style-name="T29">given a list L with 3-dims vectors returns the sum of the 3</text:span><text:span text:style-name="T31">rd</text:span><text:span text:style-name="T29"> lmnt of these vectors</text:span>”</text:p>
      <text:p text:style-name="P45"/>
      <text:p text:style-name="P45"/>
      <text:p text:style-name="P45">l. 185</text:p>
      <text:p text:style-name="P27">sumofmass0(<text:span text:style-name="T34">G</text:span><text:span text:style-name="T24">, </text:span>L)</text:p>
      <text:p text:style-name="P46">“<text:bookmark-start text:name="__DdeLink__2_256024809"/><text:span text:style-name="T33">given a list L of nodes of a graph G returns</text:span><text:bookmark-end text:name="__DdeLink__2_256024809"/><text:span text:style-name="T33"> the sum of 'population' of these nodes</text:span>”</text:p>
      <text:p text:style-name="P46"/>
      <text:p text:style-name="P46"/>
      <text:p text:style-name="P47">l. 204</text:p>
      <text:p text:style-name="P28">change_dims(G, L)</text:p>
      <text:p text:style-name="P48">“<text:span text:style-name="T33">given a list L of nodes of a graph G returns a list of 3-dims vectors with their last lmnt the 'population' <text:s text:c="5"/>of them</text:span>”</text:p>
      <text:p text:style-name="P48"/>
      <text:p text:style-name="P48"/>
      <text:p text:style-name="P49">l. 214</text:p>
      <text:p text:style-name="P29">point_to_node(xx, L)</text:p>
      <text:p text:style-name="P49">“<text:span text:style-name="T35">given a point xx returns the closest em (euclidean metric) lmnt of the list to it</text:span>”</text:p>
      <text:p text:style-name="P49"/>
      <text:p text:style-name="P50"/>
      <text:p text:style-name="P51">l. 234</text:p>
      <text:p text:style-name="P30">centerofmass2(LL)</text:p>
      <text:p text:style-name="P51">“<text:span text:style-name="T36">given a list of 3-dims vectors (e.g. LL := </text:span><text:span text:style-name="T4">change_dims(G, L)</text:span><text:span text:style-name="T36">) computes the center of mass of nn-</text:span><text:soft-page-break/><text:span text:style-name="T36">nodes of that list com_LL and returns the </text:span><text:span text:style-name="T5">point_to_node(</text:span><text:span text:style-name="T37">com_LL</text:span><text:span text:style-name="T5">, </text:span><text:span text:style-name="T38">LL</text:span><text:span text:style-name="T5">)</text:span>”</text:p>
      <text:p text:style-name="P51"/>
      <text:list xml:id="list6099543406998186638" text:style-name="L1">
        <text:list-item>
          <text:p text:style-name="P109">com_LL_x := run over all vectors of LL and for those whose 3<text:span text:style-name="T30">rd</text:span> lmnt is not -1 sum all the products of 1<text:span text:style-name="T30">st</text:span> with 3<text:span text:style-name="T30">rd</text:span> lmnt of those</text:p>
        </text:list-item>
        <text:list-item>
          <text:p text:style-name="P110">com_LL_<text:span text:style-name="T39">y</text:span> := run over all vectors of LL and for those whose 3<text:span text:style-name="T30">rd</text:span> lmnt is not -1 sum all the products of <text:span text:style-name="T39">2</text:span><text:span text:style-name="T32">nd</text:span><text:span text:style-name="T39"> </text:span><text:s/>with 3<text:span text:style-name="T30">rd</text:span> lmnt of those</text:p>
        </text:list-item>
        <text:list-item>
          <text:p text:style-name="P114">com_LL = (com_LL_x/<text:span text:style-name="T2">sumofmass(</text:span>LL<text:span text:style-name="T2">), </text:span>com_LL_y/<text:span text:style-name="T2">sumofmass(</text:span>LL<text:span text:style-name="T2">)</text:span>)</text:p>
        </text:list-item>
      </text:list>
      <text:p text:style-name="P54"/>
      <text:p text:style-name="P54"/>
      <text:p text:style-name="P55">l. 27<text:span text:style-name="T42">3</text:span></text:p>
      <text:p text:style-name="P31">centerofmass0(G, LLL)</text:p>
      <text:p text:style-name="P55">“<text:span text:style-name="T40">given a list of at least 2-dims vectors computes com_LLL</text:span>”</text:p>
      <text:p text:style-name="P55"/>
      <text:list xml:id="list4716069521441943941" text:style-name="L2">
        <text:list-item>
          <text:p text:style-name="P118"><text:span text:style-name="T36">LL := </text:span><text:span text:style-name="T4">change_dims(G, L</text:span><text:span text:style-name="T6">LL</text:span><text:span text:style-name="T4">)</text:span></text:p>
        </text:list-item>
        <text:list-item>
          <text:p text:style-name="P111">com_LL_x := run over all vectors of LL and for those whose 3<text:span text:style-name="T30">rd</text:span> lmnt is not -1 <text:span text:style-name="T50">take the </text:span>sum <text:span text:style-name="T50">of </text:span>all the products of 1<text:span text:style-name="T30">st</text:span> with 3<text:span text:style-name="T30">rd</text:span> lmnt of those</text:p>
        </text:list-item>
        <text:list-item>
          <text:p text:style-name="P111">com_LL_<text:span text:style-name="T39">y</text:span> := run over all vectors of LL and for those whose 3<text:span text:style-name="T30">rd</text:span> lmnt is not -1 <text:span text:style-name="T50">take the </text:span>sum <text:span text:style-name="T50">of</text:span> all the products of <text:span text:style-name="T39">2</text:span><text:span text:style-name="T32">nd</text:span><text:span text:style-name="T39"> </text:span><text:s/>with 3<text:span text:style-name="T30">rd</text:span> lmnt of those</text:p>
        </text:list-item>
        <text:list-item>
          <text:p text:style-name="P115"><text:span text:style-name="T36">com_LL</text:span><text:span text:style-name="T4"> = </text:span><text:span text:style-name="T36">(com_LL_x</text:span><text:span text:style-name="T4">/sumofmass(</text:span><text:span text:style-name="T36">LL</text:span><text:span text:style-name="T4">)</text:span><text:span text:style-name="T36">,</text:span><text:span text:style-name="T4"> </text:span><text:span text:style-name="T36">com_LL_y</text:span><text:span text:style-name="T4">/sumofmass(</text:span><text:span text:style-name="T36">LL</text:span><text:span text:style-name="T7">)</text:span><text:span text:style-name="T36">)</text:span></text:p>
        </text:list-item>
        <text:list-item>
          <text:p text:style-name="P119"><text:span text:style-name="T5">point_to_node(</text:span><text:span text:style-name="T37">com_LL</text:span><text:span text:style-name="T5">, </text:span><text:span text:style-name="T41">LL</text:span><text:span text:style-name="T5">)</text:span></text:p>
        </text:list-item>
      </text:list>
      <text:p text:style-name="P52"/>
      <text:p text:style-name="P52"/>
      <text:p text:style-name="P56">l. 314</text:p>
      <text:p text:style-name="P32">centerofmass(LL)</text:p>
      <text:p text:style-name="P56">“<text:span text:style-name="T43">given a list of at least 2-dims vectors computes the </text:span><text:span text:style-name="T44">coordinate-</text:span><text:span text:style-name="T45">median </text:span><text:span text:style-name="T46">of those</text:span>”</text:p>
      <text:p text:style-name="P56"/>
      <text:list xml:id="list5370233761059333319" text:style-name="L3">
        <text:list-item>
          <text:p text:style-name="P112">com_LL_x := run over all vectors of LL and <text:span text:style-name="T50">take the </text:span>sum <text:span text:style-name="T50">of </text:span>the 1<text:span text:style-name="T30">st</text:span> <text:span text:style-name="T49">lmnts</text:span></text:p>
        </text:list-item>
        <text:list-item>
          <text:p text:style-name="P112">com_LL_<text:span text:style-name="T39">y</text:span> := run over all vectors of LL and <text:span text:style-name="T50">take the </text:span>sum <text:span text:style-name="T50">of </text:span>the <text:span text:style-name="T39">2</text:span><text:span text:style-name="T32">nd</text:span><text:span text:style-name="T39"> </text:span><text:s/><text:span text:style-name="T49">lmnts</text:span></text:p>
        </text:list-item>
        <text:list-item>
          <text:p text:style-name="P116"><text:span text:style-name="T36">com_LL</text:span><text:span text:style-name="T4"> = </text:span><text:span text:style-name="T36">(com_LL_x</text:span><text:span text:style-name="T4">/</text:span><text:span text:style-name="T7">len</text:span><text:span text:style-name="T4">(</text:span><text:span text:style-name="T36">LL</text:span><text:span text:style-name="T4">), </text:span><text:span text:style-name="T36">com_LL_y</text:span><text:span text:style-name="T4">/</text:span><text:span text:style-name="T7">len</text:span><text:span text:style-name="T4">(</text:span><text:span text:style-name="T36">LL</text:span><text:span text:style-name="T4">))</text:span><text:span text:style-name="T36">, where </text:span><text:span text:style-name="T7">len </text:span><text:span text:style-name="T51">returns the length of LL</text:span></text:p>
        </text:list-item>
        <text:list-item>
          <text:p text:style-name="P120"><text:span text:style-name="T5">point_to_node(</text:span><text:span text:style-name="T37">com_LL</text:span><text:span text:style-name="T5">, </text:span><text:span text:style-name="T41">LL</text:span><text:span text:style-name="T5">)</text:span></text:p>
        </text:list-item>
      </text:list>
      <text:p text:style-name="P53"/>
      <text:p text:style-name="P53"/>
      <text:p text:style-name="P57">l. 335</text:p>
      <text:p text:style-name="P33">centerofmass_n(G,LL)</text:p>
      <text:p text:style-name="P58">“<text:span text:style-name="T52">given a list of at least 2-dims vectors computes the </text:span><text:span text:style-name="T44">coordinate-</text:span><text:span text:style-name="T45">median </text:span><text:span text:style-name="T47">com_LL </text:span><text:span text:style-name="T46">of those </text:span><text:span text:style-name="T47">and returns the </text:span><text:span text:style-name="T48">nn-</text:span><text:span text:style-name="T47">node of graph G which is em closest to it</text:span>”</text:p>
      <text:p text:style-name="P58"/>
      <text:list xml:id="list112848461955506" text:continue-numbering="true" text:style-name="L3">
        <text:list-item>
          <text:p text:style-name="P113">com_LL_x := run over all vectors of LL and <text:span text:style-name="T50">take the </text:span>sum <text:span text:style-name="T50">of </text:span>the 1<text:span text:style-name="T30">st</text:span> <text:span text:style-name="T49">lmnts</text:span></text:p>
        </text:list-item>
        <text:list-item>
          <text:p text:style-name="P113">com_LL_<text:span text:style-name="T39">y</text:span> := run over all vectors of LL and <text:span text:style-name="T50">take the </text:span>sum <text:span text:style-name="T50">of </text:span>the <text:span text:style-name="T39">2</text:span><text:span text:style-name="T32">nd</text:span><text:span text:style-name="T39"> </text:span><text:s/><text:span text:style-name="T49">lmnts</text:span></text:p>
        </text:list-item>
        <text:list-item>
          <text:p text:style-name="P117"><text:span text:style-name="T36">com_LL</text:span><text:span text:style-name="T4"> = </text:span><text:span text:style-name="T36">(com_LL_x</text:span><text:span text:style-name="T4">/</text:span><text:span text:style-name="T7">len</text:span><text:span text:style-name="T4">(</text:span><text:span text:style-name="T36">LL</text:span><text:span text:style-name="T4">), </text:span><text:span text:style-name="T36">com_LL_y</text:span><text:span text:style-name="T4">/</text:span><text:span text:style-name="T7">len</text:span><text:span text:style-name="T4">(</text:span><text:span text:style-name="T36">LL</text:span><text:span text:style-name="T4">))</text:span><text:span text:style-name="T36">, where </text:span><text:span text:style-name="T7">len </text:span><text:span text:style-name="T51">returns the length of LL</text:span></text:p>
        </text:list-item>
        <text:list-item>
          <text:p text:style-name="P122">c_vec := nn-nodes of G</text:p>
        </text:list-item>
        <text:list-item>
          <text:p text:style-name="P121"><text:span text:style-name="T5">point_to_node(</text:span><text:span text:style-name="T37">com_LL</text:span><text:span text:style-name="T5">, </text:span><text:span text:style-name="T53">c_vec</text:span><text:span text:style-name="T5">)</text:span></text:p>
        </text:list-item>
      </text:list>
      <text:p text:style-name="P57"/>
      <text:p text:style-name="P59"/>
      <text:p text:style-name="P59"/>
      <text:p text:style-name="P60"><text:soft-page-break/>l. 356</text:p>
      <text:p text:style-name="P34">sumofmass_graph(GG)</text:p>
      <text:p text:style-name="P60">“<text:span text:style-name="T54">returns the sum of mass of nn-nodes of graph GG</text:span>”</text:p>
      <text:p text:style-name="P60"/>
      <text:list xml:id="list6169013916087804998" text:style-name="L4">
        <text:list-item>
          <text:p text:style-name="P123">finds the nn-nodes of GG</text:p>
        </text:list-item>
        <text:list-item>
          <text:p text:style-name="P123">returns the sumofmass of them </text:p>
        </text:list-item>
      </text:list>
      <text:p text:style-name="P34"/>
      <text:p text:style-name="P34"/>
      <text:p text:style-name="P60">l. 363</text:p>
      <text:p text:style-name="P34">centerofmass_graph(GG)</text:p>
      <text:p text:style-name="P61">“<text:span text:style-name="T55">returns the center of mass of all nodes of GG</text:span>”</text:p>
      <text:p text:style-name="P61"/>
      <text:list xml:id="list8581606252377213943" text:style-name="L5">
        <text:list-item>
          <text:p text:style-name="P124">computes the <text:span text:style-name="T2">centerofmass0(</text:span>GG, all nodes of GG<text:span text:style-name="T2">)</text:span></text:p>
        </text:list-item>
      </text:list>
      <text:p text:style-name="P60"/>
      <text:p text:style-name="P60"/>
      <text:p text:style-name="P60">l. 371</text:p>
      <text:p text:style-name="P34">centerofmass_graph0(GG)</text:p>
      <text:p text:style-name="P61">“<text:span text:style-name="T55">returns the center of mass of nn-nodes of GG</text:span>”</text:p>
      <text:p text:style-name="P61"/>
      <text:list xml:id="list456002259435916841" text:style-name="L6">
        <text:list-item>
          <text:p text:style-name="P125">computes the <text:span text:style-name="T2">centerofmass0(</text:span>GG, nn-nodes of GG<text:span text:style-name="T2">) </text:span>=: com_GG</text:p>
        </text:list-item>
        <text:list-item>
          <text:p text:style-name="P125">returns the <text:span text:style-name="T2">point_to_node(</text:span>com_GG, nn-nodes<text:span text:style-name="T2">)</text:span></text:p>
        </text:list-item>
      </text:list>
      <text:p text:style-name="P60"/>
      <text:p text:style-name="P60"/>
      <text:p text:style-name="P71">l. 380</text:p>
      <text:p text:style-name="P35">ran_points(PP, kk)</text:p>
      <text:p text:style-name="P62">“<text:span text:style-name="T56">returns kk number of random points of a the list PP</text:span>”</text:p>
      <text:p text:style-name="P62"/>
      <text:list xml:id="list488505129463359629" text:style-name="L7">
        <text:list-item>
          <text:p text:style-name="P126">creates a list l of 2-dims vectors of lmnts of PP</text:p>
        </text:list-item>
        <text:list-item>
          <text:p text:style-name="P127">for kk times choose randomly one lmnt of l and remove it putting <text:span text:style-name="T58">it </text:span>in a new list l_n</text:p>
        </text:list-item>
        <text:list-item>
          <text:p text:style-name="P126">return l_n</text:p>
        </text:list-item>
      </text:list>
      <text:p text:style-name="P60"/>
      <text:p text:style-name="P60"/>
      <text:p text:style-name="P62">l. 395</text:p>
      <text:p text:style-name="P36">cycpoints(cp, R, np)</text:p>
      <text:p text:style-name="P64">“creates <text:span text:style-name="T57">np number of </text:span>equidistance-points on a circle <text:span text:style-name="T57">of center cp and radius R taking the first point to be in 0 degs</text:span>”</text:p>
      <text:p text:style-name="P64"/>
      <text:list xml:id="list7379814216773664455" text:style-name="L8">
        <text:list-item>
          <text:p text:style-name="P128">num = 2*π/np</text:p>
        </text:list-item>
        <text:list-item>
          <text:p text:style-name="P128">x = x0 + r*cos(i*num)</text:p>
        </text:list-item>
        <text:list-item>
          <text:p text:style-name="P128">y = y0 + r*sin(i*num)</text:p>
        </text:list-item>
      </text:list>
      <text:p text:style-name="P65">where x0, y0 are the coordinates of cp</text:p>
      <text:list xml:id="list8998581621059253772" text:style-name="L9">
        <text:list-item>
          <text:p text:style-name="P129">for np times do the above and put each time (x, y) in a list</text:p>
        </text:list-item>
        <text:list-item>
          <text:p text:style-name="P129">return that list</text:p>
        </text:list-item>
      </text:list>
      <text:p text:style-name="P62"/>
      <text:p text:style-name="P62"/>
      <text:p text:style-name="P62"/>
      <text:p text:style-name="P62"><text:soft-page-break/>l. 415</text:p>
      <text:p text:style-name="P37">minmaxp(PP, x)</text:p>
      <text:p text:style-name="P66">“given a point x returns the min. &amp; max. distance of it from a set of points PP</text:p>
      <text:p text:style-name="P66">and the corresponding points”</text:p>
      <text:p text:style-name="P66"/>
      <text:list xml:id="list1945966075734675032" text:style-name="L10">
        <text:list-item>
          <text:p text:style-name="P130">for each lmnt of PP computes the em-distance from x to it, creates 2-dims vectors of that lmnt and the distance and put the vector in a list</text:p>
        </text:list-item>
        <text:list-item>
          <text:p text:style-name="P130">sorts that list according to the distances and returns the 1<text:span text:style-name="T30">st</text:span> and last vector of the sorted list <text:s/></text:p>
        </text:list-item>
      </text:list>
      <text:p text:style-name="P63"/>
      <text:p text:style-name="P63"/>
      <text:p text:style-name="P62">l. 4<text:span text:style-name="T59">28</text:span></text:p>
      <text:p text:style-name="P38">rancom_points(PP, k)</text:p>
      <text:p text:style-name="P67">“<text:span text:style-name="T60">creates random initial points for clustering (max distance from com_PP) in the circle of center the comPP and radius the max distance from it with the lmnts of PP</text:span>”</text:p>
      <text:p text:style-name="P67"/>
      <text:list xml:id="list265617704882754717" text:style-name="L11">
        <text:list-item>
          <text:p text:style-name="P131">creates k random initial points that belong to the perimeter of the circle with center the <text:span text:style-name="T2">centerofmass(</text:span>PP<text:span text:style-name="T2">) and </text:span>radius the maximum distance of lmnts of PP from the center</text:p>
        </text:list-item>
        <text:list-item>
          <text:p text:style-name="P131">for each of these k initial points finds the em closest point that belongs to PP, defining k initial points</text:p>
        </text:list-item>
      </text:list>
      <text:p text:style-name="P70"/>
      <text:p text:style-name="P70"/>
      <text:p text:style-name="P62">l. 4<text:span text:style-name="T59">64</text:span></text:p>
      <text:p text:style-name="P39">rancom_points_half(PP, k)</text:p>
      <text:p text:style-name="P68">“<text:span text:style-name="T60">creates random initial points for clustering (1/2(min + max) distance from com_PP) in the circle of center the comPP and radius the max distance from it with the lmnts of PP</text:span>”</text:p>
      <text:p text:style-name="P68"/>
      <text:list xml:id="list682915522489208868" text:style-name="L12">
        <text:list-item>
          <text:p text:style-name="P132">as in <text:span text:style-name="T8">rancom_points(</text:span>PP,<text:span text:style-name="T8"> </text:span>k<text:span text:style-name="T8">) </text:span>with the difference that the radius is half the sum of min and max distance <text:span text:style-name="T61">of the lmnts of PP from the </text:span><text:span text:style-name="T9">centerofmass(</text:span><text:span text:style-name="T61">PP</text:span><text:span text:style-name="T9">)</text:span></text:p>
        </text:list-item>
      </text:list>
      <text:p text:style-name="P62"/>
      <text:p text:style-name="P62"/>
      <text:p text:style-name="P62">l. <text:span text:style-name="T59">498</text:span></text:p>
      <text:p text:style-name="P39">rancom_points_tenth(PP, k)</text:p>
      <text:p text:style-name="P69">“<text:span text:style-name="T60">creates random initial points for clustering (1/10(min + max) distance from com_PP) in the circle of center the comPP and radius the max distance from it with the lmnts of PP</text:span>”</text:p>
      <text:p text:style-name="P69"/>
      <text:list xml:id="list112848972825809" text:continue-numbering="true" text:style-name="L12">
        <text:list-item>
          <text:p text:style-name="P133">as in <text:span text:style-name="T8">rancom_points(</text:span>PP,<text:span text:style-name="T8"> </text:span>k<text:span text:style-name="T8">) </text:span>with the difference that the radius is <text:span text:style-name="T62">1/10 of </text:span>the sum of min and max distance <text:span text:style-name="T61">of the lmnts of PP from the </text:span><text:span text:style-name="T9">centerofmass(</text:span><text:span text:style-name="T61">PP</text:span><text:span text:style-name="T9">)</text:span></text:p>
        </text:list-item>
      </text:list>
      <text:p text:style-name="P62"/>
      <text:p text:style-name="P62"/>
      <text:p text:style-name="P62">l. 5<text:span text:style-name="T59">32</text:span></text:p>
      <text:p text:style-name="P39">rancom_points_20th(PP, k)</text:p>
      <text:p text:style-name="P69">“<text:span text:style-name="T60">creates random initial points for clustering (1/20(min + max) distance from com_PP) in the circle of center the comPP and radius the max distance from it with the lmnts of PP</text:span>”</text:p>
      <text:p text:style-name="P69"/>
      <text:list xml:id="list112849033634292" text:continue-numbering="true" text:style-name="L12">
        <text:list-item>
          <text:p text:style-name="P133">as in <text:span text:style-name="T8">rancom_points(</text:span>PP,<text:span text:style-name="T8"> </text:span>k<text:span text:style-name="T8">) </text:span>with the difference that the radius is <text:span text:style-name="T62">1/20 of </text:span>the sum of min and max distance <text:span text:style-name="T61">of the lmnts of PP from the </text:span><text:span text:style-name="T9">centerofmass(</text:span><text:span text:style-name="T61">PP</text:span><text:span text:style-name="T9">)</text:span></text:p>
        </text:list-item>
      </text:list>
      <text:p text:style-name="P99"><text:soft-page-break/><text:span text:style-name="T63">2</text:span>. <text:span text:style-name="T63">Clustering</text:span></text:p>
      <text:p text:style-name="P108"/>
      <text:p text:style-name="P73">l: 567</text:p>
      <text:p text:style-name="P18">acluster2<text:span text:style-name="T64">(Q, ccc, ki)</text:span></text:p>
      <text:p text:style-name="P73">“<text:span text:style-name="T70">splits the, at least 2-dimensional, vectors of Q list to ki clusters. initially the ki centers of coordinates of clusters are the elements of ccc list</text:span>”</text:p>
      <text:p text:style-name="P94"/>
      <text:list xml:id="list2370842366278177756" text:style-name="L13">
        <text:list-item>
          <text:p text:style-name="P136"><text:span text:style-name="T71">Input</text:span>: Q, ccc, ki</text:p>
        </text:list-item>
        <text:list-item>
          <text:p text:style-name="P137"><text:span text:style-name="T71">Output</text:span>: <text:s/><text:span text:style-name="T71">a 2-dimensional vector where the first element is the list with the centers of coordinates of clusters and the second one is the list with the clusters</text:span></text:p>
          <text:p text:style-name="P136"/>
        </text:list-item>
      </text:list>
      <text:list xml:id="list8498215199815050566" text:style-name="L14">
        <text:list-item>
          <text:p text:style-name="P144">define as center of coordinates of each cluster the elements of ccc list</text:p>
        </text:list-item>
        <text:list-item>
          <text:p text:style-name="P144">take an element x of Q and compute the Euclidean distances of this element to all the centers of coordinates of the clusters</text:p>
        </text:list-item>
        <text:list-item>
          <text:p text:style-name="P144">put x to the cluster where its Euclidean distance from the center of coordinates of it is the minimum and remove x from Q</text:p>
        </text:list-item>
        <text:list-item>
          <text:p text:style-name="P144">repeat the steps 2 &amp; 3 u<text:span text:style-name="T79">n</text:span>til Q is empty</text:p>
        </text:list-item>
        <text:list-item>
          <text:p text:style-name="P144">compute the center of coordinates of each cluster using <text:span text:style-name="T10">centerofmass(</text:span><text:span text:style-name="T11">LL</text:span><text:span text:style-name="T10">)</text:span></text:p>
        </text:list-item>
      </text:list>
      <text:p text:style-name="P3"/>
      <text:p text:style-name="P3"/>
      <text:p text:style-name="P78">l: 607</text:p>
      <text:p text:style-name="P12">akcom0(Q0, ccc0, ki0, it0)</text:p>
      <text:p text:style-name="P13"><text:span text:style-name="T23">“</text:span><text:span text:style-name="T25">k</text:span><text:span text:style-name="T27">i0</text:span><text:span text:style-name="T25">-means clustering </text:span><text:span text:style-name="T27">algorithm</text:span><text:span text:style-name="T25"> </text:span><text:span text:style-name="T27">with </text:span><text:span text:style-name="T26">it0 </text:span><text:span text:style-name="T27">iterations</text:span><text:span text:style-name="T26"> </text:span><text:span text:style-name="T27">on</text:span><text:span text:style-name="T26"> Q0 </text:span><text:span text:style-name="T27">list as initial input. The elements of Q are, at least, 2-dimensional vectors, while the initial centers of coordinates of clusters are the elements of ccc0</text:span><text:span text:style-name="T26">.</text:span><text:span text:style-name="T23">”</text:span></text:p>
      <text:p text:style-name="P12"/>
      <text:list xml:id="list8239849045158301020" text:style-name="L15">
        <text:list-item>
          <text:p text:style-name="P156"><text:span text:style-name="T72">Input</text:span>: <text:span text:style-name="T65">Q0, ccc0, ki0, it0</text:span></text:p>
        </text:list-item>
        <text:list-item>
          <text:p text:style-name="P161"><text:span text:style-name="T72">Output</text:span>: <text:span text:style-name="T71">a 2-dimensional vector where the first element is the list with the clusters and the second one is the number of iteration where the clustering is stabilizes</text:span></text:p>
        </text:list-item>
      </text:list>
      <text:p text:style-name="P83"/>
      <text:list xml:id="list6825649439527568795" text:style-name="L16">
        <text:list-item>
          <text:p text:style-name="P166"><text:span text:style-name="T73">compute the initial clusters using </text:span><text:span text:style-name="T12">acluster2</text:span><text:span text:style-name="T13">(Q</text:span><text:span text:style-name="T2">0</text:span><text:span text:style-name="T13">, ccc</text:span><text:span text:style-name="T2">0</text:span><text:span text:style-name="T13">, ki</text:span><text:span text:style-name="T2">0</text:span><text:span text:style-name="T13">) </text:span><text:span text:style-name="T73">and let</text:span> C <text:span text:style-name="T73">be the output of it</text:span></text:p>
        </text:list-item>
        <text:list-item>
          <text:p text:style-name="P173">repeat the clustering using <text:span text:style-name="T12">acluster2</text:span><text:span text:style-name="T17">(</text:span><text:span text:style-name="T13">Q</text:span><text:span text:style-name="T17">0, C[0], </text:span><text:span text:style-name="T14">ki0</text:span><text:span text:style-name="T17">)</text:span><text:span text:style-name="T12"> </text:span>until the centers of coordinates of clusters <text:span text:style-name="T77">are </text:span>stabilize<text:span text:style-name="T77">d</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8"><text:soft-page-break/>l: 624</text:p>
      <text:p text:style-name="P19">acluster2_<text:span text:style-name="T66">com(Q, ccc, ki)</text:span></text:p>
      <text:p text:style-name="P74">“<text:span text:style-name="T70">splits the, at least 2-dimensional, vectors of Q list to ki clusters. initially the ki centers of coordinates of clusters are the elements of ccc list. Every time an element of Q is put to a cluster, computes the center of coordinates of that cluster.</text:span>”</text:p>
      <text:p text:style-name="P91"/>
      <text:list xml:id="list112849804693895" text:continue-list="list2370842366278177756" text:style-name="L13">
        <text:list-item>
          <text:p text:style-name="P138"><text:span text:style-name="T71">Input</text:span>: Q, ccc, ki</text:p>
        </text:list-item>
        <text:list-item>
          <text:p text:style-name="P138"><text:span text:style-name="T71">Output</text:span>: <text:s/><text:span text:style-name="T71">a 2-dimensional vector where the first element is the list with the centers of coordinates of clusters and the second one is the list with the clusters</text:span></text:p>
          <text:p text:style-name="P138"/>
        </text:list-item>
      </text:list>
      <text:list xml:id="list2455734142186623335" text:style-name="L17">
        <text:list-item>
          <text:p text:style-name="P145">define as center of coordinates of each cluster the elements of ccc list</text:p>
        </text:list-item>
        <text:list-item>
          <text:p text:style-name="P145">take an element x of Q and compute the Euclidean distances of this element to all the centers of coordinates of the clusters</text:p>
        </text:list-item>
        <text:list-item>
          <text:p text:style-name="P145">put x to the cluster where its Euclidean distance from the center of coordinates of it is the minimum and remove x from Q</text:p>
        </text:list-item>
        <text:list-item>
          <text:p text:style-name="P180">compute the center of coordinates of the cluster that accepted x</text:p>
        </text:list-item>
        <text:list-item>
          <text:p text:style-name="P145">repeat the steps 2, 3 <text:span text:style-name="T74">&amp; 4</text:span> u<text:span text:style-name="T79">n</text:span>til Q is empty</text:p>
        </text:list-item>
        <text:list-item>
          <text:p text:style-name="P145">compute the center of coordinates of each cluster using <text:span text:style-name="T10">centerofmass(</text:span><text:span text:style-name="T11">LL</text:span><text:span text:style-name="T10">)</text:span></text:p>
        </text:list-item>
      </text:list>
      <text:p text:style-name="P6"/>
      <text:p text:style-name="P6"/>
      <text:p text:style-name="P79">l: <text:span text:style-name="T67">666</text:span></text:p>
      <text:p text:style-name="P14">akcom0_<text:span text:style-name="T80">com</text:span>(Q0, ccc0, ki0, it0)</text:p>
      <text:p text:style-name="P14"><text:span text:style-name="T23">“</text:span><text:span text:style-name="T25">k</text:span><text:span text:style-name="T27">i0</text:span><text:span text:style-name="T25">-means clustering </text:span><text:span text:style-name="T27">algorithm</text:span><text:span text:style-name="T25"> </text:span><text:span text:style-name="T27">with </text:span><text:span text:style-name="T26">it0 </text:span><text:span text:style-name="T27">iterations</text:span><text:span text:style-name="T26"> </text:span><text:span text:style-name="T27">on</text:span><text:span text:style-name="T26"> Q0 </text:span><text:span text:style-name="T27">list as initial input. The elements of Q are, at least, 2-dimensional vectors, while the initial centers of coordinates of clusters are the elements of ccc0</text:span><text:span text:style-name="T26">.</text:span><text:span text:style-name="T23">”</text:span></text:p>
      <text:p text:style-name="P14"/>
      <text:list xml:id="list112849040157960" text:continue-list="list8239849045158301020" text:style-name="L15">
        <text:list-item>
          <text:p text:style-name="P157"><text:span text:style-name="T72">Input</text:span>: <text:span text:style-name="T65">Q0, ccc0, ki0, it0</text:span></text:p>
        </text:list-item>
        <text:list-item>
          <text:p text:style-name="P162"><text:span text:style-name="T72">Output</text:span>: <text:span text:style-name="T71">a 2-dimensional vector where the first element is the list with the clusters and the second one is the number of iteration where the clustering is stabilizes</text:span></text:p>
        </text:list-item>
      </text:list>
      <text:p text:style-name="P84"/>
      <text:list xml:id="list3275869460491191790" text:style-name="L18">
        <text:list-item>
          <text:p text:style-name="P167"><text:span text:style-name="T73">compute the initial clusters using </text:span><text:span text:style-name="T12">acluster2_</text:span><text:span text:style-name="T15">com</text:span><text:span text:style-name="T13">(Q</text:span><text:span text:style-name="T2">0</text:span><text:span text:style-name="T13">, ccc</text:span><text:span text:style-name="T2">0</text:span><text:span text:style-name="T13">, ki</text:span><text:span text:style-name="T2">0</text:span><text:span text:style-name="T13">) </text:span><text:span text:style-name="T73">and let</text:span> C <text:span text:style-name="T73">be the output of it</text:span></text:p>
        </text:list-item>
        <text:list-item>
          <text:p text:style-name="P174">repeat the clustering using <text:span text:style-name="T12">acluster2_</text:span><text:span text:style-name="T15">com</text:span><text:span text:style-name="T17">(</text:span><text:span text:style-name="T13">Q</text:span><text:span text:style-name="T17">0, C[0], </text:span><text:span text:style-name="T14">ki0</text:span><text:span text:style-name="T17">)</text:span><text:span text:style-name="T12"> </text:span>until the centers of coordinates of clusters <text:span text:style-name="T77">are </text:span>stabilize<text:span text:style-name="T77">d</text:span></text:p>
        </text:list-item>
      </text:list>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9"><text:soft-page-break/>l: 6<text:span text:style-name="T68">83</text:span></text:p>
      <text:p text:style-name="P20">acluster2<text:span text:style-name="T69">n(G, Q, ccc, ki)</text:span></text:p>
      <text:p text:style-name="P75">“<text:span text:style-name="T70">splits the, at least 2-dimensional, vectors of Q list to ki clusters. initially the ki centers of coordinates of clusters are the elements of ccc list. Every time an element of Q is put in a cluster computes the mass of that cluster, and this specific cluster accept elements until its mass is lower than the permissible mass. (as permissible mass we define to be the fraction of mass of all the elements of Q over the number ki of clusters)</text:span>”</text:p>
      <text:list xml:id="list112848024365986" text:continue-list="list112849804693895" text:style-name="L13">
        <text:list-header>
          <text:p text:style-name="P139"/>
        </text:list-header>
        <text:list-item>
          <text:p text:style-name="P139"><text:span text:style-name="T71">Input</text:span>: Q, ccc, ki</text:p>
        </text:list-item>
        <text:list-item>
          <text:p text:style-name="P139"><text:span text:style-name="T71">Output</text:span>: <text:s/><text:span text:style-name="T71">a 2-dimensional vector where the first element is the list with the centers of coordinates of clusters and the second one is the list with the clusters</text:span></text:p>
          <text:p text:style-name="P140"><text:s text:c="2"/></text:p>
        </text:list-item>
      </text:list>
      <text:list xml:id="list2205478348523090545" text:style-name="L19">
        <text:list-item>
          <text:p text:style-name="P146">define as center of coordinates of each cluster the elements of ccc list</text:p>
        </text:list-item>
        <text:list-item>
          <text:p text:style-name="P146">take an element x of Q and compute the Euclidean distances of this element to all the centers of coordinates of the clusters</text:p>
        </text:list-item>
        <text:list-item>
          <text:p text:style-name="P147">put x to the cluster where its Euclidean distance from the center of coordinates of it is the minimum, <text:span text:style-name="T76">if the mass of cluster is lower than the permissible one,</text:span> and remove x from Q. <text:span text:style-name="T76">if it is not, then put it to the next cluster from which x is closer, Euclidean distance speaking respecting the permissible mass. Repeat until x is put in a cluster</text:span></text:p>
        </text:list-item>
        <text:list-item>
          <text:p text:style-name="P148">repeat the steps 2 % <text:span text:style-name="T75">3 </text:span>utill Q is empty</text:p>
        </text:list-item>
        <text:list-item>
          <text:p text:style-name="P148">compute the center of coordinates of each cluster using <text:span text:style-name="T10">centerofmass(</text:span><text:span text:style-name="T11">LL</text:span><text:span text:style-name="T10">)</text:span></text:p>
        </text:list-item>
      </text:list>
      <text:p text:style-name="P5"/>
      <text:p text:style-name="P5"/>
      <text:p text:style-name="P80">l: <text:span text:style-name="T68">736</text:span></text:p>
      <text:p text:style-name="P15">akcom0_<text:span text:style-name="T80">n</text:span>(Q0, ccc0, ki0, it0)</text:p>
      <text:p text:style-name="P15"><text:span text:style-name="T23">“</text:span><text:span text:style-name="T25">k</text:span><text:span text:style-name="T27">i0</text:span><text:span text:style-name="T25">-means clustering </text:span><text:span text:style-name="T27">algorithm</text:span><text:span text:style-name="T25"> </text:span><text:span text:style-name="T27">with </text:span><text:span text:style-name="T26">it0 </text:span><text:span text:style-name="T27">iterations</text:span><text:span text:style-name="T26"> </text:span><text:span text:style-name="T27">on</text:span><text:span text:style-name="T26"> Q0 </text:span><text:span text:style-name="T27">list as initial input. The elements of Q are, at least, 2-dimensional vectors, while the initial centers of coordinates of clusters are the elements of ccc0</text:span><text:span text:style-name="T26">.</text:span><text:span text:style-name="T23">”</text:span></text:p>
      <text:p text:style-name="P15"/>
      <text:list xml:id="list112849846244486" text:continue-list="list112849040157960" text:style-name="L15">
        <text:list-item>
          <text:p text:style-name="P158"><text:span text:style-name="T72">Input</text:span>: <text:span text:style-name="T65">Q0, ccc0, ki0, it0</text:span></text:p>
        </text:list-item>
        <text:list-item>
          <text:p text:style-name="P163"><text:span text:style-name="T72">Output</text:span>: <text:span text:style-name="T71">a 2-dimensional vector where the first element is the list with the clusters and the second one is the number of iteration where the clustering is stabilizes</text:span></text:p>
        </text:list-item>
      </text:list>
      <text:p text:style-name="P85"/>
      <text:list xml:id="list6166873103432960452" text:style-name="L20">
        <text:list-item>
          <text:p text:style-name="P168"><text:span text:style-name="T73">compute the initial clusters using </text:span><text:span text:style-name="T12">acluster2</text:span><text:span text:style-name="T16">n</text:span><text:span text:style-name="T13">(Q</text:span><text:span text:style-name="T2">0</text:span><text:span text:style-name="T13">, ccc</text:span><text:span text:style-name="T2">0</text:span><text:span text:style-name="T13">, ki</text:span><text:span text:style-name="T2">0</text:span><text:span text:style-name="T13">) </text:span><text:span text:style-name="T73">and let</text:span> C <text:span text:style-name="T73">be the output of it</text:span></text:p>
        </text:list-item>
        <text:list-item>
          <text:p text:style-name="P175">repeat the clustering using <text:span text:style-name="T12">acluster2</text:span><text:span text:style-name="T16">n</text:span><text:span text:style-name="T17">(</text:span><text:span text:style-name="T13">Q</text:span><text:span text:style-name="T17">0, C[0], </text:span><text:span text:style-name="T14">ki0</text:span><text:span text:style-name="T17">)</text:span><text:span text:style-name="T12"> </text:span>until the centers of coordinates of clusters <text:span text:style-name="T77">are </text:span>stabilize<text:span text:style-name="T77">d</text:span></text:p>
        </text:list-item>
      </text:list>
      <text:p text:style-name="P8"/>
      <text:p text:style-name="P5"/>
      <text:p text:style-name="P5"/>
      <text:p text:style-name="P5"/>
      <text:p text:style-name="P5"/>
      <text:p text:style-name="P5"/>
      <text:p text:style-name="P4"/>
      <text:p text:style-name="P4"/>
      <text:p text:style-name="P4"/>
      <text:p text:style-name="P3"/>
      <text:p text:style-name="P96"><text:soft-page-break/>##################################################################################</text:p>
      <text:p text:style-name="P76"/>
      <text:p text:style-name="P76">l: <text:span text:style-name="T78">756</text:span></text:p>
      <text:p text:style-name="P21">acluster2<text:span text:style-name="T78">2(Q, ccc, ki)</text:span></text:p>
      <text:p text:style-name="P76">“<text:span text:style-name="T70">splits the, at least 2-dimensional, vectors of Q list to ki clusters. initially the ki centers of coordinates of clusters are the elements of ccc list</text:span>”</text:p>
      <text:p text:style-name="P92"/>
      <text:list xml:id="list112848596348063" text:continue-list="list112848024365986" text:style-name="L13">
        <text:list-item>
          <text:p text:style-name="P141"><text:span text:style-name="T71">Input</text:span>: Q, ccc, ki</text:p>
        </text:list-item>
        <text:list-item>
          <text:p text:style-name="P141"><text:span text:style-name="T71">Output</text:span>: <text:s/><text:span text:style-name="T71">a 2-dimensional vector where the first element is the list with the centers of coordinates of clusters and the second one is the list with the clusters</text:span></text:p>
          <text:p text:style-name="P141"/>
        </text:list-item>
      </text:list>
      <text:list xml:id="list4726925467968862190" text:style-name="L21">
        <text:list-item>
          <text:p text:style-name="P149">define as center of coordinates of each cluster the elements of ccc list</text:p>
        </text:list-item>
        <text:list-item>
          <text:p text:style-name="P149">take an element x of Q and compute the <text:span text:style-name="T79">shortest path</text:span> distances of this element to all the centers of coordinates of the clusters</text:p>
        </text:list-item>
        <text:list-item>
          <text:p text:style-name="P150">put x to the cluster where its <text:span text:style-name="T79">shortest path</text:span> distance from the center of coordinates of it is the minimum and remove x from Q</text:p>
        </text:list-item>
        <text:list-item>
          <text:p text:style-name="P149">repeat the steps 2 &amp; 3 u<text:span text:style-name="T79">n</text:span>til Q is empty</text:p>
        </text:list-item>
        <text:list-item>
          <text:p text:style-name="P149">compute the center of coordinates of each cluster using <text:span text:style-name="T10">centerofmass(</text:span><text:span text:style-name="T11">LL</text:span><text:span text:style-name="T10">)</text:span></text:p>
        </text:list-item>
      </text:list>
      <text:p text:style-name="P9"/>
      <text:p text:style-name="P9"/>
      <text:p text:style-name="P81">l: <text:span text:style-name="T78">798</text:span></text:p>
      <text:p text:style-name="P16">akcom0<text:span text:style-name="T78">0</text:span>(Q0, ccc0, ki0, it0)</text:p>
      <text:p text:style-name="P16"><text:span text:style-name="T23">“</text:span><text:span text:style-name="T25">k</text:span><text:span text:style-name="T27">i0</text:span><text:span text:style-name="T25">-means clustering </text:span><text:span text:style-name="T27">algorithm</text:span><text:span text:style-name="T25"> </text:span><text:span text:style-name="T27">with </text:span><text:span text:style-name="T26">it0 </text:span><text:span text:style-name="T27">iterations</text:span><text:span text:style-name="T26"> </text:span><text:span text:style-name="T27">on</text:span><text:span text:style-name="T26"> Q0 </text:span><text:span text:style-name="T27">list as initial input. The elements of Q are, at least, 2-dimensional vectors, while the initial centers of coordinates of clusters are the elements of ccc0</text:span><text:span text:style-name="T26">.</text:span><text:span text:style-name="T23">”</text:span></text:p>
      <text:p text:style-name="P16"/>
      <text:list xml:id="list5339880260782825096" text:style-name="L22">
        <text:list-item>
          <text:p text:style-name="P159"><text:span text:style-name="T72">Input</text:span>: <text:span text:style-name="T65">Q0, ccc0, ki0, it0</text:span></text:p>
        </text:list-item>
        <text:list-item>
          <text:p text:style-name="P164"><text:span text:style-name="T72">Output</text:span>: <text:span text:style-name="T71">a 2-dimensional vector where the first element is the list with the clusters and the second one is the number of iteration where the clustering is stabilizes</text:span></text:p>
        </text:list-item>
      </text:list>
      <text:p text:style-name="P86"/>
      <text:list xml:id="list3706076104293979366" text:style-name="L23">
        <text:list-item>
          <text:p text:style-name="P169"><text:span text:style-name="T73">compute the initial clusters using </text:span><text:span text:style-name="T12">acluster2</text:span><text:span text:style-name="T18">2</text:span><text:span text:style-name="T13">(Q</text:span><text:span text:style-name="T2">0</text:span><text:span text:style-name="T13">, ccc</text:span><text:span text:style-name="T2">0</text:span><text:span text:style-name="T13">, ki</text:span><text:span text:style-name="T2">0</text:span><text:span text:style-name="T13">) </text:span><text:span text:style-name="T73">and let</text:span> C <text:span text:style-name="T73">be the output of it</text:span></text:p>
        </text:list-item>
        <text:list-item>
          <text:p text:style-name="P176">repeat the clustering using <text:span text:style-name="T12">acluster2</text:span><text:span text:style-name="T18">2</text:span><text:span text:style-name="T17">(</text:span><text:span text:style-name="T13">Q</text:span><text:span text:style-name="T17">0, C[0], </text:span><text:span text:style-name="T14">ki0</text:span><text:span text:style-name="T17">)</text:span><text:span text:style-name="T12"> </text:span>until the centers of coordinates of clusters <text:span text:style-name="T77">are </text:span>stabilize<text:span text:style-name="T77">d</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0"><text:soft-page-break/>l: <text:span text:style-name="T81">815</text:span></text:p>
      <text:p text:style-name="P21">acluster2<text:span text:style-name="T80">2</text:span>_<text:span text:style-name="T66">com(Q, ccc, ki)</text:span></text:p>
      <text:p text:style-name="P76">“<text:span text:style-name="T70">splits the, at least 2-dimensional, vectors of Q list to ki clusters. initially the ki centers of coordinates of clusters are the elements of ccc list. Every time an element of Q is put to a cluster, computes the center of coordinates of that cluster.</text:span>”</text:p>
      <text:p text:style-name="P92"/>
      <text:list xml:id="list112848608407519" text:continue-list="list112848596348063" text:style-name="L13">
        <text:list-item>
          <text:p text:style-name="P141"><text:span text:style-name="T71">Input</text:span>: Q, ccc, ki</text:p>
        </text:list-item>
        <text:list-item>
          <text:p text:style-name="P141"><text:span text:style-name="T71">Output</text:span>: <text:s/><text:span text:style-name="T71">a 2-dimensional vector where the first element is the list with the centers of coordinates of clusters and the second one is the list with the clusters</text:span></text:p>
          <text:p text:style-name="P141"/>
        </text:list-item>
      </text:list>
      <text:list xml:id="list3892561029919692562" text:style-name="L24">
        <text:list-item>
          <text:p text:style-name="P151">define as center of coordinates of each cluster the elements of ccc list</text:p>
        </text:list-item>
        <text:list-item>
          <text:p text:style-name="P152">take an element x of Q and compute the <text:span text:style-name="T79">shortest path</text:span> distances of this element to all the centers of coordinates of the clusters</text:p>
        </text:list-item>
        <text:list-item>
          <text:p text:style-name="P152">put x to the cluster where its <text:span text:style-name="T79">shortest path</text:span> distance from the center of coordinates of it is the minimum and remove x from Q</text:p>
        </text:list-item>
        <text:list-item>
          <text:p text:style-name="P181">compute the center of coordinates of the cluster that accepted x</text:p>
        </text:list-item>
        <text:list-item>
          <text:p text:style-name="P151">repeat the steps 2, 3 <text:span text:style-name="T74">&amp; 4</text:span> utill Q is empty</text:p>
        </text:list-item>
        <text:list-item>
          <text:p text:style-name="P151">compute the center of coordinates of each cluster using <text:span text:style-name="T10">centerofmass(</text:span><text:span text:style-name="T11">LL</text:span><text:span text:style-name="T10">)</text:span></text:p>
        </text:list-item>
      </text:list>
      <text:p text:style-name="P9"/>
      <text:p text:style-name="P9"/>
      <text:p text:style-name="P81">l: <text:span text:style-name="T81">857</text:span></text:p>
      <text:p text:style-name="P16">akcom0<text:span text:style-name="T80">0_com</text:span>(Q0, ccc0, ki0, it0)</text:p>
      <text:p text:style-name="P16"><text:span text:style-name="T23">“</text:span><text:span text:style-name="T25">k</text:span><text:span text:style-name="T27">i0</text:span><text:span text:style-name="T25">-means clustering </text:span><text:span text:style-name="T27">algorithm</text:span><text:span text:style-name="T25"> </text:span><text:span text:style-name="T27">with </text:span><text:span text:style-name="T26">it0 </text:span><text:span text:style-name="T27">iterations</text:span><text:span text:style-name="T26"> </text:span><text:span text:style-name="T27">on</text:span><text:span text:style-name="T26"> Q0 </text:span><text:span text:style-name="T27">list as initial input. The elements of Q are, at least, 2-dimensional vectors, while the initial centers of coordinates of clusters are the elements of ccc0</text:span><text:span text:style-name="T26">.</text:span><text:span text:style-name="T23">”</text:span></text:p>
      <text:p text:style-name="P16"/>
      <text:list xml:id="list112848935211194" text:continue-list="list5339880260782825096" text:style-name="L22">
        <text:list-item>
          <text:p text:style-name="P159"><text:span text:style-name="T72">Input</text:span>: <text:span text:style-name="T65">Q0, ccc0, ki0, it0</text:span></text:p>
        </text:list-item>
        <text:list-item>
          <text:p text:style-name="P164"><text:span text:style-name="T72">Output</text:span>: <text:span text:style-name="T71">a 2-dimensional vector where the first element is the list with the clusters and the second one is the number of iteration where the clustering is stabilizes</text:span></text:p>
        </text:list-item>
      </text:list>
      <text:p text:style-name="P86"/>
      <text:list xml:id="list3046462274530234080" text:style-name="L25">
        <text:list-item>
          <text:p text:style-name="P170"><text:span text:style-name="T73">compute the initial clusters using </text:span><text:span text:style-name="T12">acluster2</text:span><text:span text:style-name="T19">2</text:span><text:span text:style-name="T12">_</text:span><text:span text:style-name="T15">com</text:span><text:span text:style-name="T13">(Q</text:span><text:span text:style-name="T2">0</text:span><text:span text:style-name="T13">, ccc</text:span><text:span text:style-name="T2">0</text:span><text:span text:style-name="T13">, ki</text:span><text:span text:style-name="T2">0</text:span><text:span text:style-name="T13">) </text:span><text:span text:style-name="T73">and let</text:span> C <text:span text:style-name="T73">be the output of it</text:span></text:p>
        </text:list-item>
        <text:list-item>
          <text:p text:style-name="P177">repeat the clustering using <text:span text:style-name="T12">acluster2</text:span><text:span text:style-name="T19">2</text:span><text:span text:style-name="T12">_</text:span><text:span text:style-name="T15">com</text:span><text:span text:style-name="T17">(</text:span><text:span text:style-name="T13">Q</text:span><text:span text:style-name="T17">0, C[0], </text:span><text:span text:style-name="T14">ki0</text:span><text:span text:style-name="T17">)</text:span><text:span text:style-name="T12"> </text:span>until the centers of coordinates of clusters <text:span text:style-name="T77">are </text:span>stabilize<text:span text:style-name="T77">d</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0"><text:soft-page-break/>l: <text:span text:style-name="T81">875</text:span></text:p>
      <text:p text:style-name="P21">acluster2<text:span text:style-name="T80">2_n(G, Q, ccc, ki)</text:span></text:p>
      <text:p text:style-name="P76">“<text:span text:style-name="T70">splits the, at least 2-dimensional, vectors of Q list to ki clusters. initially the ki centers of coordinates of clusters are the elements of ccc list. Every time an element of Q is put in a cluster computes the mass of that cluster, and this specific cluster accept elements until its mass is lower than the permissible mass. (as permissible mass we define to be the fraction of mass of all the elements of Q over the number ki of clusters)</text:span>”</text:p>
      <text:list xml:id="list112849674464057" text:continue-list="list112848608407519" text:style-name="L13">
        <text:list-header>
          <text:p text:style-name="P141"/>
        </text:list-header>
        <text:list-item>
          <text:p text:style-name="P141"><text:span text:style-name="T71">Input</text:span>: Q, ccc, ki</text:p>
        </text:list-item>
        <text:list-item>
          <text:p text:style-name="P143"><text:span text:style-name="T71">Output</text:span>: <text:s/><text:span text:style-name="T71">a 2-dimensional vector where the first element is the list with the centers of coordinates of clusters and the second one is the list with the clusters</text:span></text:p>
          <text:p text:style-name="P141"><text:s text:c="2"/></text:p>
        </text:list-item>
      </text:list>
      <text:list xml:id="list4416492547834418566" text:style-name="L26">
        <text:list-item>
          <text:p text:style-name="P153">define as center of coordinates of each cluster the elements of ccc list</text:p>
        </text:list-item>
        <text:list-item>
          <text:p text:style-name="P154">take an element x of Q and compute the <text:span text:style-name="T79">shortest path</text:span> distances of this element to all the centers of coordinates of the clusters</text:p>
        </text:list-item>
        <text:list-item>
          <text:p text:style-name="P154">put x to the cluster where its <text:span text:style-name="T79">shortest path</text:span> distance from the center of coordinates of it is the minimum, <text:span text:style-name="T76">if the mass of cluster is lower than the permissible one,</text:span> and remove x from Q. <text:span text:style-name="T76">if it is not, then put it to the next cluster from which x is closer, shortest path distance speaking, respecting the permissible mass. Repeat until x is put in a cluster</text:span></text:p>
        </text:list-item>
        <text:list-item>
          <text:p text:style-name="P153">repeat the steps 2 % <text:span text:style-name="T75">3 </text:span>utill Q is empty</text:p>
        </text:list-item>
        <text:list-item>
          <text:p text:style-name="P153">compute the center of coordinates of each cluster using <text:span text:style-name="T10">centerofmass(</text:span><text:span text:style-name="T11">LL</text:span><text:span text:style-name="T10">)</text:span></text:p>
        </text:list-item>
      </text:list>
      <text:p text:style-name="P9"/>
      <text:p text:style-name="P9"/>
      <text:p text:style-name="P81">l: <text:span text:style-name="T81">927</text:span></text:p>
      <text:p text:style-name="P16">akcom0<text:span text:style-name="T80">0_n</text:span>(Q0, ccc0, ki0, it0)</text:p>
      <text:p text:style-name="P16"><text:span text:style-name="T23">“</text:span><text:span text:style-name="T25">k</text:span><text:span text:style-name="T27">i0</text:span><text:span text:style-name="T25">-means clustering </text:span><text:span text:style-name="T27">algorithm</text:span><text:span text:style-name="T25"> </text:span><text:span text:style-name="T27">with </text:span><text:span text:style-name="T26">it0 </text:span><text:span text:style-name="T27">iterations</text:span><text:span text:style-name="T26"> </text:span><text:span text:style-name="T27">on</text:span><text:span text:style-name="T26"> Q0 </text:span><text:span text:style-name="T27">list as initial input. The elements of Q are, at least, 2-dimensional vectors, while the initial centers of coordinates of clusters are the elements of ccc0</text:span><text:span text:style-name="T26">.</text:span><text:span text:style-name="T23">”</text:span></text:p>
      <text:p text:style-name="P16"/>
      <text:list xml:id="list112849105516513" text:continue-list="list112848935211194" text:style-name="L22">
        <text:list-item>
          <text:p text:style-name="P159"><text:span text:style-name="T72">Input</text:span>: <text:span text:style-name="T65">Q0, ccc0, ki0, it0</text:span></text:p>
        </text:list-item>
        <text:list-item>
          <text:p text:style-name="P164"><text:span text:style-name="T72">Output</text:span>: <text:span text:style-name="T71">a 2-dimensional vector where the first element is the list with the clusters and the second one is the number of iteration where the clustering is stabilizes</text:span></text:p>
        </text:list-item>
      </text:list>
      <text:p text:style-name="P86"/>
      <text:list xml:id="list1452119756620259240" text:style-name="L27">
        <text:list-item>
          <text:p text:style-name="P171"><text:span text:style-name="T73">compute the initial clusters using </text:span><text:span text:style-name="T12">acluster2</text:span><text:span text:style-name="T19">2_</text:span><text:span text:style-name="T16">n</text:span><text:span text:style-name="T13">(Q</text:span><text:span text:style-name="T2">0</text:span><text:span text:style-name="T13">, ccc</text:span><text:span text:style-name="T2">0</text:span><text:span text:style-name="T13">, ki</text:span><text:span text:style-name="T2">0</text:span><text:span text:style-name="T13">) </text:span><text:span text:style-name="T73">and let</text:span> C <text:span text:style-name="T73">be the output of it</text:span></text:p>
        </text:list-item>
        <text:list-item>
          <text:p text:style-name="P178">repeat the clustering using <text:span text:style-name="T12">acluster2</text:span><text:span text:style-name="T19">2_</text:span><text:span text:style-name="T16">n</text:span><text:span text:style-name="T17">(</text:span><text:span text:style-name="T13">Q</text:span><text:span text:style-name="T17">0, C[0], </text:span><text:span text:style-name="T14">ki0</text:span><text:span text:style-name="T17">)</text:span><text:span text:style-name="T12"> </text:span>until the centers of coordinates of clusters <text:span text:style-name="T77">are </text:span>stabilize<text:span text:style-name="T77">d</text:span></text:p>
        </text:list-item>
      </text:list>
      <text:p text:style-name="P9"/>
      <text:p text:style-name="P9"/>
      <text:p text:style-name="P9"/>
      <text:p text:style-name="P9"/>
      <text:p text:style-name="P9"/>
      <text:p text:style-name="P9"/>
      <text:p text:style-name="P9"/>
      <text:p text:style-name="P101"/>
      <text:p text:style-name="P101"/>
      <text:p text:style-name="P77"><text:soft-page-break/></text:p>
      <text:p text:style-name="P77">l: <text:span text:style-name="T82">944</text:span></text:p>
      <text:p text:style-name="P22">acluster2<text:span text:style-name="T78">22(G, Q, ccc, ki)</text:span></text:p>
      <text:p text:style-name="P77">“<text:span text:style-name="T70">splits the, at least 2-dimensional, vectors of Q list to ki clusters. initially the ki centers of coordinates of clusters are the elements of ccc list. G is the graph from which the vectors of Q are created.</text:span>”</text:p>
      <text:p text:style-name="P93"/>
      <text:list xml:id="list112848673386230" text:continue-list="list112849674464057" text:style-name="L13">
        <text:list-item>
          <text:p text:style-name="P142"><text:span text:style-name="T71">Input</text:span>: Q, ccc, ki</text:p>
        </text:list-item>
        <text:list-item>
          <text:p text:style-name="P142"><text:span text:style-name="T71">Output</text:span>: <text:s/><text:span text:style-name="T71">a 2-dimensional vector where the first element is the list with the centers of coordinates of clusters and the second one is the list with the clusters</text:span></text:p>
          <text:p text:style-name="P142"/>
        </text:list-item>
      </text:list>
      <text:list xml:id="list6996863583980042173" text:style-name="L28">
        <text:list-item>
          <text:p text:style-name="P155">define as center of coordinates of each cluster the elements of ccc list</text:p>
        </text:list-item>
        <text:list-item>
          <text:p text:style-name="P155">take an element x of Q and compute the <text:span text:style-name="T79">shortest path</text:span> distances of this element to all the centers of coordinates of the clusters</text:p>
        </text:list-item>
        <text:list-item>
          <text:p text:style-name="P155">put x to the cluster where its <text:span text:style-name="T79">shortest path</text:span> distance from the center of coordinates of it is the minimum and remove x from Q</text:p>
        </text:list-item>
        <text:list-item>
          <text:p text:style-name="P155">repeat the steps 2 &amp; 3 u<text:span text:style-name="T79">n</text:span>til Q is empty</text:p>
        </text:list-item>
        <text:list-item>
          <text:p text:style-name="P155">compute the center of coordinates of each cluster using <text:span text:style-name="T10">centerofmass</text:span><text:span text:style-name="T20">0</text:span><text:span text:style-name="T10">(</text:span><text:span text:style-name="T11">LL</text:span><text:span text:style-name="T10">)</text:span></text:p>
        </text:list-item>
      </text:list>
      <text:p text:style-name="P10"/>
      <text:p text:style-name="P10"/>
      <text:p text:style-name="P82">l: <text:span text:style-name="T82">987</text:span></text:p>
      <text:p text:style-name="P17">akcom0<text:span text:style-name="T78">00</text:span>(<text:span text:style-name="T82">G, </text:span>Q0, ccc0, ki0, it0)</text:p>
      <text:p text:style-name="P17"><text:span text:style-name="T23">“</text:span><text:span text:style-name="T25">k</text:span><text:span text:style-name="T27">i0</text:span><text:span text:style-name="T25">-means clustering </text:span><text:span text:style-name="T27">algorithm</text:span><text:span text:style-name="T25"> </text:span><text:span text:style-name="T27">with </text:span><text:span text:style-name="T26">it0 </text:span><text:span text:style-name="T27">iterations</text:span><text:span text:style-name="T26"> </text:span><text:span text:style-name="T27">on</text:span><text:span text:style-name="T26"> Q0 </text:span><text:span text:style-name="T27">list as initial input. The elements of Q are, at least, 2-dimensional vectors, while the initial centers of coordinates of clusters are the elements of ccc0</text:span><text:span text:style-name="T26">. </text:span><text:span text:style-name="T28">G is the graph from which the vectors of Q are created.</text:span><text:span text:style-name="T23">”</text:span></text:p>
      <text:p text:style-name="P17"/>
      <text:list xml:id="list6776502343997747151" text:style-name="L29">
        <text:list-item>
          <text:p text:style-name="P160"><text:span text:style-name="T72">Input</text:span>: <text:span text:style-name="T65">Q0, ccc0, ki0, it0</text:span></text:p>
        </text:list-item>
        <text:list-item>
          <text:p text:style-name="P165"><text:span text:style-name="T72">Output</text:span>: <text:span text:style-name="T71">a 2-dimensional vector where the first element is the list with the clusters and the second one is the number of iteration where the clustering is stabilizes</text:span></text:p>
        </text:list-item>
      </text:list>
      <text:p text:style-name="P87"/>
      <text:list xml:id="list105607521079654559" text:style-name="L30">
        <text:list-item>
          <text:p text:style-name="P172"><text:span text:style-name="T73">compute the initial clusters using </text:span><text:span text:style-name="T12">acluster2</text:span><text:span text:style-name="T21">2</text:span><text:span text:style-name="T18">2</text:span><text:span text:style-name="T13">(</text:span><text:span text:style-name="T21">G, </text:span><text:span text:style-name="T13">Q</text:span><text:span text:style-name="T2">0</text:span><text:span text:style-name="T13">, ccc</text:span><text:span text:style-name="T2">0</text:span><text:span text:style-name="T13">, ki</text:span><text:span text:style-name="T2">0</text:span><text:span text:style-name="T13">) </text:span><text:span text:style-name="T73">and let</text:span> C <text:span text:style-name="T73">be the output of it</text:span></text:p>
        </text:list-item>
        <text:list-item>
          <text:p text:style-name="P179">repeat the clustering using <text:span text:style-name="T12">acluster2</text:span><text:span text:style-name="T21">2</text:span><text:span text:style-name="T18">2</text:span><text:span text:style-name="T17">(</text:span><text:span text:style-name="T21">G, </text:span><text:span text:style-name="T13">Q</text:span><text:span text:style-name="T17">0, C[0], </text:span><text:span text:style-name="T14">ki0</text:span><text:span text:style-name="T17">)</text:span><text:span text:style-name="T12"> </text:span>until the centers of coordinates of clusters <text:span text:style-name="T77">are </text:span>stabilize<text:span text:style-name="T77">d</text:span></text:p>
        </text:list-item>
      </text:list>
      <text:p text:style-name="P95"/>
      <text:p text:style-name="P97">Remark:<text:span text:style-name="T83"> </text:span><text:span text:style-name="T84">at </text:span><text:span text:style-name="T85">acluster2</text:span><text:span text:style-name="T86">22(G, Q, ccc, ki)</text:span><text:span text:style-name="T87"> </text:span><text:span text:style-name="T84">we created a new family of k-means clustering algorithms, since <text:s text:c="3"/></text:span><text:span text:style-name="T88">we used different center of coordinates.</text:span></text:p>
      <text:p text:style-name="P100"/>
      <text:p text:style-name="P100"/>
      <text:p text:style-name="P100"/>
      <text:p text:style-name="P100"/>
      <text:p text:style-name="P100"/>
      <text:p text:style-name="P100"/>
      <text:p text:style-name="P100"/>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uesman </meta:initial-creator>
    <meta:creation-date>2014-11-12T11:10:11.567921701</meta:creation-date>
    <dc:date>2014-12-18T11:28:47.561484169</dc:date>
    <dc:creator>bluesman </dc:creator>
    <meta:editing-duration>P1DT6H26M1S</meta:editing-duration>
    <meta:editing-cycles>356</meta:editing-cycles>
    <meta:generator>LibreOffice/4.2.7.2$Linux_X86_64 LibreOffice_project/420m0$Build-2</meta:generator>
    <meta:printed-by>bluesman </meta:printed-by>
    <meta:print-date>2014-12-18T11:24:54.419660085</meta:print-date>
    <meta:document-statistic meta:table-count="0" meta:image-count="0" meta:object-count="0" meta:page-count="13" meta:paragraph-count="243" meta:word-count="3167" meta:character-count="17457" meta:non-whitespace-character-count="14622"/>
  </office:meta>
</office:document-meta>
</file>